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 Mono1" svg:font-family="'DejaVu Sans Mono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b2b2b2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solid" draw:fill-color="#dddddd"/>
    </style:style>
    <style:style style:name="P1" style:family="paragraph">
      <loext:graphic-properties draw:fill="solid" draw:fill-color="#eeeee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b2b2b2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dddddd"/>
    </style:style>
    <style:style style:name="T1" style:family="text">
      <style:text-properties fo:color="#666666" style:font-name="Arial2" fo:font-size="10pt" fo:font-weight="bold" style:font-size-asian="10pt" style:font-name-complex="Arial2" style:font-size-complex="10pt" style:font-weight-complex="bold"/>
    </style:style>
    <style:style style:name="T2" style:family="text">
      <style:text-properties fo:color="#000000" style:font-name="Arial2" fo:font-size="11.1000003814697pt" style:font-size-asian="11.1000003814697pt" style:font-name-complex="Arial2" style:font-size-complex="11.1000003814697pt"/>
    </style:style>
    <style:style style:name="T3" style:family="text">
      <style:text-properties fo:color="#666666" style:font-name="Arial2" fo:font-size="10pt" fo:font-style="italic" style:font-size-asian="10pt" style:font-name-complex="Arial2" style:font-size-complex="10pt" style:font-style-complex="italic"/>
    </style:style>
    <style:style style:name="T4" style:family="text">
      <style:text-properties fo:color="#666666" style:font-name="Arial2" fo:font-size="10pt" fo:font-style="italic" fo:font-weight="bold" style:font-size-asian="10pt" style:font-name-complex="Arial2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27cm" svg:height="0.601cm" svg:x="2.01cm" svg:y="1.007cm" svg:viewBox="0 0 5528 602" draw:points="0,602 5528,602 5528,0 0,0">
          <text:p/>
        </draw:polygon>
        <draw:polygon draw:style-name="gr1" draw:text-style-name="P1" draw:layer="layout" svg:width="5.336cm" svg:height="0.407cm" svg:x="2.103cm" svg:y="1.104cm" svg:viewBox="0 0 5337 408" draw:points="0,408 5337,408 5337,0 0,0">
          <text:p/>
        </draw:polygon>
        <draw:polygon draw:style-name="gr1" draw:text-style-name="P1" draw:layer="layout" svg:width="5.525cm" svg:height="1.211cm" svg:x="7.541cm" svg:y="1.007cm" svg:viewBox="0 0 5526 1212" draw:points="0,1212 5526,1212 5526,0 0,0">
          <text:p/>
        </draw:polygon>
        <draw:polygon draw:style-name="gr1" draw:text-style-name="P1" draw:layer="layout" svg:width="5.335cm" svg:height="0.407cm" svg:x="7.634cm" svg:y="1.409cm" svg:viewBox="0 0 5336 408" draw:points="0,408 5336,408 5336,0 0,0">
          <text:p/>
        </draw:polygon>
        <draw:frame draw:style-name="gr2" draw:text-style-name="P3" draw:layer="layout" svg:width="3.401cm" svg:height="0.395cm" svg:x="2.104cm" svg:y="1.109cm">
          <draw:text-box>
            <text:p text:style-name="P2"><text:span text:style-name="T1">ZEEB, CHARLOTTE </text:span></text:p>
          </draw:text-box>
        </draw:frame>
        <draw:polygon draw:style-name="gr1" draw:text-style-name="P1" draw:layer="layout" svg:width="5.923cm" svg:height="0.601cm" svg:x="13.07cm" svg:y="1.007cm" svg:viewBox="0 0 5924 602" draw:points="0,602 5924,602 5924,0 0,0">
          <text:p/>
        </draw:polygon>
        <draw:polygon draw:style-name="gr1" draw:text-style-name="P1" draw:layer="layout" svg:width="5.737cm" svg:height="0.407cm" svg:x="13.163cm" svg:y="1.104cm" svg:viewBox="0 0 5738 408" draw:points="0,408 5738,408 5738,0 0,0">
          <text:p/>
        </draw:polygon>
        <draw:frame draw:style-name="gr2" draw:text-style-name="P3" draw:layer="layout" svg:width="5.488cm" svg:height="0.395cm" svg:x="7.643cm" svg:y="1.413cm">
          <draw:text-box>
            <text:p text:style-name="P2"><text:span text:style-name="T1">HELMHOLTZ-ZENTRUM BERLIN </text:span></text:p>
          </draw:text-box>
        </draw:frame>
        <draw:polygon draw:style-name="gr3" draw:text-style-name="P4" draw:layer="layout" svg:width="0.008cm" svg:height="0.105cm" svg:x="1.998cm" svg:y="0.999cm" svg:viewBox="0 0 9 106" draw:points="0,106 9,106 9,0 0,0">
          <text:p/>
        </draw:polygon>
        <draw:polygon draw:style-name="gr3" draw:text-style-name="P4" draw:layer="layout" svg:width="0.008cm" svg:height="0.008cm" svg:x="1.998cm" svg:y="0.999cm" svg:viewBox="0 0 9 9" draw:points="0,9 9,9 9,0 0,0">
          <text:p/>
        </draw:polygon>
        <draw:polygon draw:style-name="gr3" draw:text-style-name="P4" draw:layer="layout" svg:width="5.526cm" svg:height="0.008cm" svg:x="2.006cm" svg:y="0.999cm" svg:viewBox="0 0 5527 9" draw:points="0,9 5527,9 5527,0 0,0">
          <text:p/>
        </draw:polygon>
        <draw:polygon draw:style-name="gr1" draw:text-style-name="P1" draw:layer="layout" svg:width="5.526cm" svg:height="0.097cm" svg:x="2.006cm" svg:y="1.007cm" svg:viewBox="0 0 5527 98" draw:points="0,98 5527,98 5527,0 0,0">
          <text:p/>
        </draw:polygon>
        <draw:polygon draw:style-name="gr3" draw:text-style-name="P4" draw:layer="layout" svg:width="0.009cm" svg:height="0.097cm" svg:x="7.532cm" svg:y="1.007cm" svg:viewBox="0 0 10 98" draw:points="0,98 10,98 10,0 0,0">
          <text:p/>
        </draw:polygon>
        <draw:polygon draw:style-name="gr3" draw:text-style-name="P4" draw:layer="layout" svg:width="0.009cm" svg:height="0.008cm" svg:x="7.532cm" svg:y="0.999cm" svg:viewBox="0 0 10 9" draw:points="0,9 10,9 10,0 0,0">
          <text:p/>
        </draw:polygon>
        <draw:polygon draw:style-name="gr3" draw:text-style-name="P4" draw:layer="layout" svg:width="5.521cm" svg:height="0.008cm" svg:x="7.541cm" svg:y="0.999cm" svg:viewBox="0 0 5522 9" draw:points="0,9 5522,9 5522,0 0,0">
          <text:p/>
        </draw:polygon>
        <draw:polygon draw:style-name="gr1" draw:text-style-name="P1" draw:layer="layout" svg:width="5.521cm" svg:height="0.097cm" svg:x="7.541cm" svg:y="1.007cm" svg:viewBox="0 0 5522 98" draw:points="0,98 5522,98 5522,0 0,0">
          <text:p/>
        </draw:polygon>
        <draw:polygon draw:style-name="gr3" draw:text-style-name="P4" draw:layer="layout" svg:width="0.008cm" svg:height="0.097cm" svg:x="13.062cm" svg:y="1.007cm" svg:viewBox="0 0 9 98" draw:points="0,98 9,98 9,0 0,0">
          <text:p/>
        </draw:polygon>
        <draw:polygon draw:style-name="gr3" draw:text-style-name="P4" draw:layer="layout" svg:width="0.008cm" svg:height="0.008cm" svg:x="13.062cm" svg:y="0.999cm" svg:viewBox="0 0 9 9" draw:points="0,9 9,9 9,0 0,0">
          <text:p/>
        </draw:polygon>
        <draw:polygon draw:style-name="gr3" draw:text-style-name="P4" draw:layer="layout" svg:width="5.923cm" svg:height="0.008cm" svg:x="13.07cm" svg:y="0.999cm" svg:viewBox="0 0 5924 9" draw:points="0,9 5924,9 5924,0 0,0">
          <text:p/>
        </draw:polygon>
        <draw:polygon draw:style-name="gr1" draw:text-style-name="P1" draw:layer="layout" svg:width="5.923cm" svg:height="0.097cm" svg:x="13.07cm" svg:y="1.007cm" svg:viewBox="0 0 5924 98" draw:points="0,98 5924,98 5924,0 0,0">
          <text:p/>
        </draw:polygon>
        <draw:polygon draw:style-name="gr3" draw:text-style-name="P4" draw:layer="layout" svg:width="0.008cm" svg:height="0.105cm" svg:x="18.994cm" svg:y="0.999cm" svg:viewBox="0 0 9 106" draw:points="0,106 9,106 9,0 0,0">
          <text:p/>
        </draw:polygon>
        <draw:polygon draw:style-name="gr3" draw:text-style-name="P4" draw:layer="layout" svg:width="0.008cm" svg:height="0.008cm" svg:x="18.994cm" svg:y="0.999cm" svg:viewBox="0 0 9 9" draw:points="0,9 9,9 9,0 0,0">
          <text:p/>
        </draw:polygon>
        <draw:polygon draw:style-name="gr1" draw:text-style-name="P1" draw:layer="layout" svg:width="5.535cm" svg:height="0.097cm" svg:x="2.002cm" svg:y="1.511cm" svg:viewBox="0 0 5536 98" draw:points="0,98 5536,98 5536,0 0,0">
          <text:p/>
        </draw:polygon>
        <draw:polygon draw:style-name="gr3" draw:text-style-name="P4" draw:layer="layout" svg:width="0.008cm" svg:height="0.504cm" svg:x="1.998cm" svg:y="1.104cm" svg:viewBox="0 0 9 505" draw:points="0,505 9,505 9,0 0,0">
          <text:p/>
        </draw:polygon>
        <draw:polygon draw:style-name="gr3" draw:text-style-name="P4" draw:layer="layout" svg:width="0.009cm" svg:height="0.504cm" svg:x="7.532cm" svg:y="1.104cm" svg:viewBox="0 0 10 505" draw:points="0,505 10,505 10,0 0,0">
          <text:p/>
        </draw:polygon>
        <draw:polygon draw:style-name="gr1" draw:text-style-name="P1" draw:layer="layout" svg:width="5.932cm" svg:height="0.097cm" svg:x="13.066cm" svg:y="1.511cm" svg:viewBox="0 0 5933 98" draw:points="0,98 5933,98 5933,0 0,0">
          <text:p/>
        </draw:polygon>
        <draw:polygon draw:style-name="gr3" draw:text-style-name="P4" draw:layer="layout" svg:width="0.008cm" svg:height="0.504cm" svg:x="13.062cm" svg:y="1.104cm" svg:viewBox="0 0 9 505" draw:points="0,505 9,505 9,0 0,0">
          <text:p/>
        </draw:polygon>
        <draw:polygon draw:style-name="gr3" draw:text-style-name="P4" draw:layer="layout" svg:width="0.008cm" svg:height="0.504cm" svg:x="18.994cm" svg:y="1.104cm" svg:viewBox="0 0 9 505" draw:points="0,505 9,505 9,0 0,0">
          <text:p/>
        </draw:polygon>
        <draw:polygon draw:style-name="gr1" draw:text-style-name="P1" draw:layer="layout" svg:width="5.527cm" svg:height="0.601cm" svg:x="2.01cm" svg:y="1.617cm" svg:viewBox="0 0 5528 602" draw:points="0,602 5528,602 5528,0 0,0">
          <text:p/>
        </draw:polygon>
        <draw:polygon draw:style-name="gr1" draw:text-style-name="P1" draw:layer="layout" svg:width="5.336cm" svg:height="0.406cm" svg:x="2.103cm" svg:y="1.714cm" svg:viewBox="0 0 5337 407" draw:points="0,407 5337,407 5337,0 0,0">
          <text:p/>
        </draw:polygon>
        <draw:frame draw:style-name="gr2" draw:text-style-name="P3" draw:layer="layout" svg:width="2.415cm" svg:height="0.395cm" svg:x="16.607cm" svg:y="1.109cm">
          <draw:text-box>
            <text:p text:style-name="P2"><text:span text:style-name="T1">2. SEMESTER </text:span></text:p>
          </draw:text-box>
        </draw:frame>
        <draw:polygon draw:style-name="gr1" draw:text-style-name="P1" draw:layer="layout" svg:width="5.923cm" svg:height="0.601cm" svg:x="13.07cm" svg:y="1.617cm" svg:viewBox="0 0 5924 602" draw:points="0,602 5924,602 5924,0 0,0">
          <text:p/>
        </draw:polygon>
        <draw:polygon draw:style-name="gr1" draw:text-style-name="P1" draw:layer="layout" svg:width="5.737cm" svg:height="0.406cm" svg:x="13.163cm" svg:y="1.714cm" svg:viewBox="0 0 5738 407" draw:points="0,407 5738,407 5738,0 0,0">
          <text:p/>
        </draw:polygon>
        <draw:frame draw:style-name="gr2" draw:text-style-name="P3" draw:layer="layout" svg:width="3.994cm" svg:height="0.395cm" svg:x="2.104cm" svg:y="1.718cm">
          <draw:text-box>
            <text:p text:style-name="P2"><text:span text:style-name="T1">2016/03/15 – 2016/03/18 </text:span></text:p>
          </draw:text-box>
        </draw:frame>
        <draw:polygon draw:style-name="gr3" draw:text-style-name="P4" draw:layer="layout" svg:width="0.008cm" svg:height="0.106cm" svg:x="1.998cm" svg:y="1.608cm" svg:viewBox="0 0 9 107" draw:points="0,107 9,107 9,0 0,0">
          <text:p/>
        </draw:polygon>
        <draw:polygon draw:style-name="gr3" draw:text-style-name="P4" draw:layer="layout" svg:width="5.526cm" svg:height="0.009cm" svg:x="2.006cm" svg:y="1.608cm" svg:viewBox="0 0 5527 10" draw:points="0,10 5527,10 5527,0 0,0">
          <text:p/>
        </draw:polygon>
        <draw:polygon draw:style-name="gr1" draw:text-style-name="P1" draw:layer="layout" svg:width="5.526cm" svg:height="0.097cm" svg:x="2.006cm" svg:y="1.617cm" svg:viewBox="0 0 5527 98" draw:points="0,98 5527,98 5527,0 0,0">
          <text:p/>
        </draw:polygon>
        <draw:polygon draw:style-name="gr3" draw:text-style-name="P4" draw:layer="layout" svg:width="0.009cm" svg:height="0.106cm" svg:x="7.532cm" svg:y="1.608cm" svg:viewBox="0 0 10 107" draw:points="0,107 10,107 10,0 0,0">
          <text:p/>
        </draw:polygon>
        <draw:polygon draw:style-name="gr3" draw:text-style-name="P4" draw:layer="layout" svg:width="0.008cm" svg:height="0.106cm" svg:x="13.062cm" svg:y="1.608cm" svg:viewBox="0 0 9 107" draw:points="0,107 9,107 9,0 0,0">
          <text:p/>
        </draw:polygon>
        <draw:polygon draw:style-name="gr3" draw:text-style-name="P4" draw:layer="layout" svg:width="5.923cm" svg:height="0.009cm" svg:x="13.07cm" svg:y="1.608cm" svg:viewBox="0 0 5924 10" draw:points="0,10 5924,10 5924,0 0,0">
          <text:p/>
        </draw:polygon>
        <draw:polygon draw:style-name="gr1" draw:text-style-name="P1" draw:layer="layout" svg:width="5.923cm" svg:height="0.097cm" svg:x="13.07cm" svg:y="1.617cm" svg:viewBox="0 0 5924 98" draw:points="0,98 5924,98 5924,0 0,0">
          <text:p/>
        </draw:polygon>
        <draw:polygon draw:style-name="gr3" draw:text-style-name="P4" draw:layer="layout" svg:width="0.008cm" svg:height="0.106cm" svg:x="18.994cm" svg:y="1.608cm" svg:viewBox="0 0 9 107" draw:points="0,107 9,107 9,0 0,0">
          <text:p/>
        </draw:polygon>
        <draw:polygon draw:style-name="gr1" draw:text-style-name="P1" draw:layer="layout" svg:width="5.535cm" svg:height="0.098cm" svg:x="2.002cm" svg:y="2.12cm" svg:viewBox="0 0 5536 99" draw:points="0,99 5536,99 5536,0 0,0">
          <text:p/>
        </draw:polygon>
        <draw:polygon draw:style-name="gr3" draw:text-style-name="P4" draw:layer="layout" svg:width="0.008cm" svg:height="0.504cm" svg:x="1.998cm" svg:y="1.714cm" svg:viewBox="0 0 9 505" draw:points="0,505 9,505 9,0 0,0">
          <text:p/>
        </draw:polygon>
        <draw:polygon draw:style-name="gr3" draw:text-style-name="P4" draw:layer="layout" svg:width="0.008cm" svg:height="0.008cm" svg:x="1.998cm" svg:y="2.218cm" svg:viewBox="0 0 9 9" draw:points="0,9 9,9 9,0 0,0">
          <text:p/>
        </draw:polygon>
        <draw:polygon draw:style-name="gr3" draw:text-style-name="P4" draw:layer="layout" svg:width="0.008cm" svg:height="0.008cm" svg:x="1.998cm" svg:y="2.218cm" svg:viewBox="0 0 9 9" draw:points="0,9 9,9 9,0 0,0">
          <text:p/>
        </draw:polygon>
        <draw:polygon draw:style-name="gr3" draw:text-style-name="P4" draw:layer="layout" svg:width="5.526cm" svg:height="0.008cm" svg:x="2.006cm" svg:y="2.218cm" svg:viewBox="0 0 5527 9" draw:points="0,9 5527,9 5527,0 0,0">
          <text:p/>
        </draw:polygon>
        <draw:polygon draw:style-name="gr1" draw:text-style-name="P1" draw:layer="layout" svg:width="5.529cm" svg:height="0.098cm" svg:x="7.537cm" svg:y="2.12cm" svg:viewBox="0 0 5530 99" draw:points="0,99 5530,99 5530,0 0,0">
          <text:p/>
        </draw:polygon>
        <draw:polygon draw:style-name="gr3" draw:text-style-name="P4" draw:layer="layout" svg:width="0.009cm" svg:height="0.504cm" svg:x="7.532cm" svg:y="1.714cm" svg:viewBox="0 0 10 505" draw:points="0,505 10,505 10,0 0,0">
          <text:p/>
        </draw:polygon>
        <draw:polygon draw:style-name="gr3" draw:text-style-name="P4" draw:layer="layout" svg:width="0.009cm" svg:height="0.008cm" svg:x="7.532cm" svg:y="2.218cm" svg:viewBox="0 0 10 9" draw:points="0,9 10,9 10,0 0,0">
          <text:p/>
        </draw:polygon>
        <draw:polygon draw:style-name="gr3" draw:text-style-name="P4" draw:layer="layout" svg:width="5.521cm" svg:height="0.008cm" svg:x="7.541cm" svg:y="2.218cm" svg:viewBox="0 0 5522 9" draw:points="0,9 5522,9 5522,0 0,0">
          <text:p/>
        </draw:polygon>
        <draw:polygon draw:style-name="gr1" draw:text-style-name="P1" draw:layer="layout" svg:width="5.932cm" svg:height="0.098cm" svg:x="13.066cm" svg:y="2.12cm" svg:viewBox="0 0 5933 99" draw:points="0,99 5933,99 5933,0 0,0">
          <text:p/>
        </draw:polygon>
        <draw:polygon draw:style-name="gr3" draw:text-style-name="P4" draw:layer="layout" svg:width="0.008cm" svg:height="0.504cm" svg:x="13.062cm" svg:y="1.714cm" svg:viewBox="0 0 9 505" draw:points="0,505 9,505 9,0 0,0">
          <text:p/>
        </draw:polygon>
        <draw:polygon draw:style-name="gr3" draw:text-style-name="P4" draw:layer="layout" svg:width="0.008cm" svg:height="0.008cm" svg:x="13.062cm" svg:y="2.218cm" svg:viewBox="0 0 9 9" draw:points="0,9 9,9 9,0 0,0">
          <text:p/>
        </draw:polygon>
        <draw:polygon draw:style-name="gr3" draw:text-style-name="P4" draw:layer="layout" svg:width="5.923cm" svg:height="0.008cm" svg:x="13.07cm" svg:y="2.218cm" svg:viewBox="0 0 5924 9" draw:points="0,9 5924,9 5924,0 0,0">
          <text:p/>
        </draw:polygon>
        <draw:polygon draw:style-name="gr3" draw:text-style-name="P4" draw:layer="layout" svg:width="0.008cm" svg:height="0.504cm" svg:x="18.994cm" svg:y="1.714cm" svg:viewBox="0 0 9 505" draw:points="0,505 9,505 9,0 0,0">
          <text:p/>
        </draw:polygon>
        <draw:polygon draw:style-name="gr3" draw:text-style-name="P4" draw:layer="layout" svg:width="0.008cm" svg:height="0.008cm" svg:x="18.994cm" svg:y="2.218cm" svg:viewBox="0 0 9 9" draw:points="0,9 9,9 9,0 0,0">
          <text:p/>
        </draw:polygon>
        <draw:polygon draw:style-name="gr3" draw:text-style-name="P4" draw:layer="layout" svg:width="0.008cm" svg:height="0.008cm" svg:x="18.994cm" svg:y="2.218cm" svg:viewBox="0 0 9 9" draw:points="0,9 9,9 9,0 0,0">
          <text:p/>
        </draw:polygon>
        <draw:frame draw:style-name="gr2" draw:text-style-name="P3" draw:layer="layout" svg:width="2.021cm" svg:height="0.395cm" svg:x="16.996cm" svg:y="1.718cm">
          <draw:text-box>
            <text:p text:style-name="P2"><text:span text:style-name="T1">KW 11 2016 </text:span></text:p>
          </draw:text-box>
        </draw:frame>
        <draw:frame draw:style-name="gr4" draw:text-style-name="P5" draw:layer="layout" svg:width="0.388cm" svg:height="0.433cm" svg:x="1.998cm" svg:y="2.23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4.29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7.749cm" svg:y="24.298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5.692cm" svg:height="0.008cm" svg:x="1.955cm" svg:y="24.832cm" svg:viewBox="0 0 5693 9" draw:points="0,9 5693,9 5693,0 0,0">
          <text:p/>
        </draw:polygon>
        <draw:polygon draw:style-name="gr5" draw:text-style-name="P6" draw:layer="layout" svg:width="5.695cm" svg:height="0.008cm" svg:x="13.29cm" svg:y="24.832cm" svg:viewBox="0 0 5696 9" draw:points="0,9 5696,9 5696,0 0,0">
          <text:p/>
        </draw:polygon>
        <draw:frame draw:style-name="gr4" draw:text-style-name="P5" draw:layer="layout" svg:width="0.388cm" svg:height="0.433cm" svg:x="13.414cm" svg:y="24.29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439cm" svg:height="0.395cm" svg:x="2.079cm" svg:y="24.942cm">
          <draw:text-box>
            <text:p text:style-name="P2"><text:span text:style-name="T3">Unterschrift Ausbilder </text:span></text:p>
          </draw:text-box>
        </draw:frame>
        <draw:frame draw:style-name="gr2" draw:text-style-name="P3" draw:layer="layout" svg:width="4.396cm" svg:height="0.395cm" svg:x="14.565cm" svg:y="24.942cm">
          <draw:text-box>
            <text:p text:style-name="P2"><text:span text:style-name="T3">Unterschrift Auszubildender </text:span></text:p>
          </draw:text-box>
        </draw:frame>
        <draw:frame draw:style-name="gr4" draw:text-style-name="P5" draw:layer="layout" svg:width="0.388cm" svg:height="0.433cm" svg:x="1.998cm" svg:y="25.44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1.998cm" svg:y="25.893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6.43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7.749cm" svg:y="26.439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5.695cm" svg:height="0.009cm" svg:x="7.621cm" svg:y="26.973cm" svg:viewBox="0 0 5696 10" draw:points="0,10 5696,10 5696,0 0,0">
          <text:p/>
        </draw:polygon>
        <draw:frame draw:style-name="gr4" draw:text-style-name="P5" draw:layer="layout" svg:width="0.388cm" svg:height="0.433cm" svg:x="13.414cm" svg:y="26.43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7.08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987cm" svg:height="0.395cm" svg:x="7.025cm" svg:y="27.084cm">
          <draw:text-box>
            <text:p text:style-name="P2"><text:span text:style-name="T3">Unterschrift Klassenlehrer/Außerbetriebliche </text:span></text:p>
          </draw:text-box>
        </draw:frame>
        <draw:frame draw:style-name="gr2" draw:text-style-name="P3" draw:layer="layout" svg:width="1.852cm" svg:height="0.395cm" svg:x="9.599cm" svg:y="27.49cm">
          <draw:text-box>
            <text:p text:style-name="P2"><text:span text:style-name="T3">Fortbildung </text:span></text:p>
          </draw:text-box>
        </draw:frame>
        <draw:frame draw:style-name="gr4" draw:text-style-name="P5" draw:layer="layout" svg:width="0.388cm" svg:height="0.433cm" svg:x="18.888cm" svg:y="27.087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4.704cm" svg:height="1.495cm" svg:x="2.01cm" svg:y="3.005cm" svg:viewBox="0 0 4705 1496" draw:points="0,1496 4705,1496 4705,0 0,0">
          <text:p/>
        </draw:polygon>
        <draw:polygon draw:style-name="gr6" draw:text-style-name="P7" draw:layer="layout" svg:width="4.514cm" svg:height="0.402cm" svg:x="2.103cm" svg:y="3.552cm" svg:viewBox="0 0 4515 403" draw:points="0,403 4515,403 4515,0 0,0">
          <text:p/>
        </draw:polygon>
        <draw:frame draw:style-name="gr4" draw:text-style-name="P5" draw:layer="layout" svg:width="0.388cm" svg:height="0.433cm" svg:x="1.998cm" svg:y="27.993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5.581cm" svg:height="1.495cm" svg:x="6.719cm" svg:y="3.005cm" svg:viewBox="0 0 5582 1496" draw:points="0,1496 5582,1496 5582,0 0,0">
          <text:p/>
        </draw:polygon>
        <draw:polygon draw:style-name="gr6" draw:text-style-name="P7" draw:layer="layout" svg:width="5.39cm" svg:height="0.402cm" svg:x="6.812cm" svg:y="3.552cm" svg:viewBox="0 0 5391 403" draw:points="0,403 5391,403 5391,0 0,0">
          <text:p/>
        </draw:polygon>
        <draw:frame draw:style-name="gr2" draw:text-style-name="P3" draw:layer="layout" svg:width="0.819cm" svg:height="0.395cm" svg:x="4.01cm" svg:y="3.556cm">
          <draw:text-box>
            <text:p text:style-name="P2"><text:span text:style-name="T1">TAG </text:span></text:p>
          </draw:text-box>
        </draw:frame>
        <draw:polygon draw:style-name="gr6" draw:text-style-name="P7" draw:layer="layout" svg:width="3.993cm" svg:height="1.495cm" svg:x="12.304cm" svg:y="3.005cm" svg:viewBox="0 0 3994 1496" draw:points="0,1496 3994,1496 3994,0 0,0">
          <text:p/>
        </draw:polygon>
        <draw:polygon draw:style-name="gr6" draw:text-style-name="P7" draw:layer="layout" svg:width="3.802cm" svg:height="0.402cm" svg:x="12.397cm" svg:y="3.552cm" svg:viewBox="0 0 3803 403" draw:points="0,403 3803,403 3803,0 0,0">
          <text:p/>
        </draw:polygon>
        <draw:frame draw:style-name="gr2" draw:text-style-name="P3" draw:layer="layout" svg:width="1.365cm" svg:height="0.395cm" svg:x="8.883cm" svg:y="3.556cm">
          <draw:text-box>
            <text:p text:style-name="P2"><text:span text:style-name="T1">INHALT </text:span></text:p>
          </draw:text-box>
        </draw:frame>
        <draw:polygon draw:style-name="gr6" draw:text-style-name="P7" draw:layer="layout" svg:width="2.718cm" svg:height="1.495cm" svg:x="16.301cm" svg:y="3.005cm" svg:viewBox="0 0 2719 1496" draw:points="0,1496 2719,1496 2719,0 0,0">
          <text:p/>
        </draw:polygon>
        <draw:polygon draw:style-name="gr6" draw:text-style-name="P7" draw:layer="layout" svg:width="2.532cm" svg:height="0.402cm" svg:x="16.394cm" svg:y="3.552cm" svg:viewBox="0 0 2533 403" draw:points="0,403 2533,403 2533,0 0,0">
          <text:p/>
        </draw:polygon>
        <draw:frame draw:style-name="gr2" draw:text-style-name="P3" draw:layer="layout" svg:width="2.402cm" svg:height="0.395cm" svg:x="13.16cm" svg:y="3.556cm">
          <draw:text-box>
            <text:p text:style-name="P2"><text:span text:style-name="T1">ARBEITSZEIT </text:span></text:p>
          </draw:text-box>
        </draw:frame>
        <draw:polygon draw:style-name="gr3" draw:text-style-name="P4" draw:layer="layout" svg:width="0.008cm" svg:height="0.106cm" svg:x="1.998cm" svg:y="2.997cm" svg:viewBox="0 0 9 107" draw:points="0,107 9,107 9,0 0,0">
          <text:p/>
        </draw:polygon>
        <draw:polygon draw:style-name="gr3" draw:text-style-name="P4" draw:layer="layout" svg:width="0.008cm" svg:height="0.008cm" svg:x="1.998cm" svg:y="2.997cm" svg:viewBox="0 0 9 9" draw:points="0,9 9,9 9,0 0,0">
          <text:p/>
        </draw:polygon>
        <draw:polygon draw:style-name="gr3" draw:text-style-name="P4" draw:layer="layout" svg:width="4.704cm" svg:height="0.008cm" svg:x="2.006cm" svg:y="2.997cm" svg:viewBox="0 0 4705 9" draw:points="0,9 4705,9 4705,0 0,0">
          <text:p/>
        </draw:polygon>
        <draw:polygon draw:style-name="gr6" draw:text-style-name="P7" draw:layer="layout" svg:width="4.704cm" svg:height="0.098cm" svg:x="2.006cm" svg:y="3.005cm" svg:viewBox="0 0 4705 99" draw:points="0,99 4705,99 4705,0 0,0">
          <text:p/>
        </draw:polygon>
        <draw:polygon draw:style-name="gr3" draw:text-style-name="P4" draw:layer="layout" svg:width="0.009cm" svg:height="0.098cm" svg:x="6.71cm" svg:y="3.005cm" svg:viewBox="0 0 10 99" draw:points="0,99 10,99 10,0 0,0">
          <text:p/>
        </draw:polygon>
        <draw:polygon draw:style-name="gr3" draw:text-style-name="P4" draw:layer="layout" svg:width="0.009cm" svg:height="0.008cm" svg:x="6.71cm" svg:y="2.997cm" svg:viewBox="0 0 10 9" draw:points="0,9 10,9 10,0 0,0">
          <text:p/>
        </draw:polygon>
        <draw:polygon draw:style-name="gr3" draw:text-style-name="P4" draw:layer="layout" svg:width="5.577cm" svg:height="0.008cm" svg:x="6.719cm" svg:y="2.997cm" svg:viewBox="0 0 5578 9" draw:points="0,9 5578,9 5578,0 0,0">
          <text:p/>
        </draw:polygon>
        <draw:polygon draw:style-name="gr6" draw:text-style-name="P7" draw:layer="layout" svg:width="5.577cm" svg:height="0.098cm" svg:x="6.719cm" svg:y="3.005cm" svg:viewBox="0 0 5578 99" draw:points="0,99 5578,99 5578,0 0,0">
          <text:p/>
        </draw:polygon>
        <draw:polygon draw:style-name="gr3" draw:text-style-name="P4" draw:layer="layout" svg:width="0.008cm" svg:height="0.098cm" svg:x="12.296cm" svg:y="3.005cm" svg:viewBox="0 0 9 99" draw:points="0,99 9,99 9,0 0,0">
          <text:p/>
        </draw:polygon>
        <draw:polygon draw:style-name="gr3" draw:text-style-name="P4" draw:layer="layout" svg:width="0.008cm" svg:height="0.008cm" svg:x="12.296cm" svg:y="2.997cm" svg:viewBox="0 0 9 9" draw:points="0,9 9,9 9,0 0,0">
          <text:p/>
        </draw:polygon>
        <draw:polygon draw:style-name="gr3" draw:text-style-name="P4" draw:layer="layout" svg:width="3.984cm" svg:height="0.008cm" svg:x="12.304cm" svg:y="2.997cm" svg:viewBox="0 0 3985 9" draw:points="0,9 3985,9 3985,0 0,0">
          <text:p/>
        </draw:polygon>
        <draw:polygon draw:style-name="gr6" draw:text-style-name="P7" draw:layer="layout" svg:width="3.984cm" svg:height="0.098cm" svg:x="12.304cm" svg:y="3.005cm" svg:viewBox="0 0 3985 99" draw:points="0,99 3985,99 3985,0 0,0">
          <text:p/>
        </draw:polygon>
        <draw:polygon draw:style-name="gr3" draw:text-style-name="P4" draw:layer="layout" svg:width="0.008cm" svg:height="0.098cm" svg:x="16.289cm" svg:y="3.005cm" svg:viewBox="0 0 9 99" draw:points="0,99 9,99 9,0 0,0">
          <text:p/>
        </draw:polygon>
        <draw:polygon draw:style-name="gr3" draw:text-style-name="P4" draw:layer="layout" svg:width="0.008cm" svg:height="0.008cm" svg:x="16.289cm" svg:y="2.997cm" svg:viewBox="0 0 9 9" draw:points="0,9 9,9 9,0 0,0">
          <text:p/>
        </draw:polygon>
        <draw:polygon draw:style-name="gr3" draw:text-style-name="P4" draw:layer="layout" svg:width="2.718cm" svg:height="0.008cm" svg:x="16.297cm" svg:y="2.997cm" svg:viewBox="0 0 2719 9" draw:points="0,9 2719,9 2719,0 0,0">
          <text:p/>
        </draw:polygon>
        <draw:polygon draw:style-name="gr6" draw:text-style-name="P7" draw:layer="layout" svg:width="2.718cm" svg:height="0.098cm" svg:x="16.297cm" svg:y="3.005cm" svg:viewBox="0 0 2719 99" draw:points="0,99 2719,99 2719,0 0,0">
          <text:p/>
        </draw:polygon>
        <draw:polygon draw:style-name="gr3" draw:text-style-name="P4" draw:layer="layout" svg:width="0.008cm" svg:height="0.106cm" svg:x="19.015cm" svg:y="2.997cm" svg:viewBox="0 0 9 107" draw:points="0,107 9,107 9,0 0,0">
          <text:p/>
        </draw:polygon>
        <draw:polygon draw:style-name="gr3" draw:text-style-name="P4" draw:layer="layout" svg:width="0.008cm" svg:height="0.008cm" svg:x="19.015cm" svg:y="2.997cm" svg:viewBox="0 0 9 9" draw:points="0,9 9,9 9,0 0,0">
          <text:p/>
        </draw:polygon>
        <draw:polygon draw:style-name="gr6" draw:text-style-name="P7" draw:layer="layout" svg:width="4.712cm" svg:height="0.097cm" svg:x="2.002cm" svg:y="4.403cm" svg:viewBox="0 0 4713 98" draw:points="0,98 4713,98 4713,0 0,0">
          <text:p/>
        </draw:polygon>
        <draw:polygon draw:style-name="gr3" draw:text-style-name="P4" draw:layer="layout" svg:width="0.008cm" svg:height="1.398cm" svg:x="1.998cm" svg:y="3.102cm" svg:viewBox="0 0 9 1399" draw:points="0,1399 9,1399 9,0 0,0">
          <text:p/>
        </draw:polygon>
        <draw:polygon draw:style-name="gr6" draw:text-style-name="P7" draw:layer="layout" svg:width="5.586cm" svg:height="0.097cm" svg:x="6.714cm" svg:y="4.403cm" svg:viewBox="0 0 5587 98" draw:points="0,98 5587,98 5587,0 0,0">
          <text:p/>
        </draw:polygon>
        <draw:polygon draw:style-name="gr3" draw:text-style-name="P4" draw:layer="layout" svg:width="0.009cm" svg:height="1.398cm" svg:x="6.71cm" svg:y="3.102cm" svg:viewBox="0 0 10 1399" draw:points="0,1399 10,1399 10,0 0,0">
          <text:p/>
        </draw:polygon>
        <draw:polygon draw:style-name="gr6" draw:text-style-name="P7" draw:layer="layout" svg:width="3.993cm" svg:height="0.097cm" svg:x="12.3cm" svg:y="4.403cm" svg:viewBox="0 0 3994 98" draw:points="0,98 3994,98 3994,0 0,0">
          <text:p/>
        </draw:polygon>
        <draw:polygon draw:style-name="gr3" draw:text-style-name="P4" draw:layer="layout" svg:width="0.008cm" svg:height="1.398cm" svg:x="12.296cm" svg:y="3.102cm" svg:viewBox="0 0 9 1399" draw:points="0,1399 9,1399 9,0 0,0">
          <text:p/>
        </draw:polygon>
        <draw:polygon draw:style-name="gr6" draw:text-style-name="P7" draw:layer="layout" svg:width="2.726cm" svg:height="0.097cm" svg:x="16.293cm" svg:y="4.403cm" svg:viewBox="0 0 2727 98" draw:points="0,98 2727,98 2727,0 0,0">
          <text:p/>
        </draw:polygon>
        <draw:polygon draw:style-name="gr3" draw:text-style-name="P4" draw:layer="layout" svg:width="0.008cm" svg:height="1.398cm" svg:x="16.289cm" svg:y="3.102cm" svg:viewBox="0 0 9 1399" draw:points="0,1399 9,1399 9,0 0,0">
          <text:p/>
        </draw:polygon>
        <draw:polygon draw:style-name="gr3" draw:text-style-name="P4" draw:layer="layout" svg:width="0.008cm" svg:height="1.398cm" svg:x="19.015cm" svg:y="3.102cm" svg:viewBox="0 0 9 1399" draw:points="0,1399 9,1399 9,0 0,0">
          <text:p/>
        </draw:polygon>
        <draw:polygon draw:style-name="gr1" draw:text-style-name="P1" draw:layer="layout" svg:width="4.704cm" svg:height="6.283cm" svg:x="2.01cm" svg:y="4.496cm" svg:viewBox="0 0 4705 6284" draw:points="0,6284 4705,6284 4705,0 0,0">
          <text:p/>
        </draw:polygon>
        <draw:polygon draw:style-name="gr1" draw:text-style-name="P1" draw:layer="layout" svg:width="4.514cm" svg:height="0.406cm" svg:x="2.103cm" svg:y="7.434cm" svg:viewBox="0 0 4515 407" draw:points="0,407 4515,407 4515,0 0,0">
          <text:p/>
        </draw:polygon>
        <draw:frame draw:style-name="gr2" draw:text-style-name="P3" draw:layer="layout" svg:width="0.844cm" svg:height="0.395cm" svg:x="17.292cm" svg:y="3.556cm">
          <draw:text-box>
            <text:p text:style-name="P2"><text:span text:style-name="T1">ORT </text:span></text:p>
          </draw:text-box>
        </draw:frame>
        <draw:polygon draw:style-name="gr1" draw:text-style-name="P1" draw:layer="layout" svg:width="5.581cm" svg:height="6.283cm" svg:x="6.719cm" svg:y="4.496cm" svg:viewBox="0 0 5582 6284" draw:points="0,6284 5582,6284 5582,0 0,0">
          <text:p/>
        </draw:polygon>
        <draw:polygon draw:style-name="gr1" draw:text-style-name="P1" draw:layer="layout" svg:width="5.39cm" svg:height="0.407cm" svg:x="6.812cm" svg:y="4.593cm" svg:viewBox="0 0 5391 408" draw:points="0,408 5391,408 5391,0 0,0">
          <text:p/>
        </draw:polygon>
        <draw:frame draw:style-name="gr2" draw:text-style-name="P3" draw:layer="layout" svg:width="3.782cm" svg:height="0.395cm" svg:x="2.545cm" svg:y="7.438cm">
          <draw:text-box>
            <text:p text:style-name="P2"><text:span text:style-name="T1">2016/03/14 – MONTAG </text:span></text:p>
          </draw:text-box>
        </draw:frame>
        <draw:polygon draw:style-name="gr1" draw:text-style-name="P1" draw:layer="layout" svg:width="5.39cm" svg:height="0.406cm" svg:x="6.812cm" svg:y="5cm" svg:viewBox="0 0 5391 407" draw:points="0,407 5391,407 5391,0 0,0">
          <text:p/>
        </draw:polygon>
        <draw:frame draw:style-name="gr2" draw:text-style-name="P3" draw:layer="layout" svg:width="0.35cm" svg:height="0.395cm" svg:x="9.823cm" svg:y="4.59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39cm" svg:height="0.407cm" svg:x="6.812cm" svg:y="5.406cm" svg:viewBox="0 0 5391 408" draw:points="0,408 5391,408 5391,0 0,0">
          <text:p/>
        </draw:polygon>
        <draw:frame draw:style-name="gr2" draw:text-style-name="P3" draw:layer="layout" svg:width="3.588cm" svg:height="0.395cm" svg:x="8.109cm" svg:y="5.004cm">
          <draw:text-box>
            <text:p text:style-name="P2"><text:span text:style-name="T3">- Einführung Lehrfirma </text:span></text:p>
          </draw:text-box>
        </draw:frame>
        <draw:polygon draw:style-name="gr1" draw:text-style-name="P1" draw:layer="layout" svg:width="5.39cm" svg:height="0.406cm" svg:x="6.812cm" svg:y="5.813cm" svg:viewBox="0 0 5391 407" draw:points="0,407 5391,407 5391,0 0,0">
          <text:p/>
        </draw:polygon>
        <draw:frame draw:style-name="gr2" draw:text-style-name="P3" draw:layer="layout" svg:width="2.987cm" svg:height="0.395cm" svg:x="8.401cm" svg:y="5.41cm">
          <draw:text-box>
            <text:p text:style-name="P2"><text:span text:style-name="T3">- Teambildung und </text:span></text:p>
          </draw:text-box>
        </draw:frame>
        <draw:polygon draw:style-name="gr1" draw:text-style-name="P1" draw:layer="layout" svg:width="5.39cm" svg:height="0.406cm" svg:x="6.812cm" svg:y="6.219cm" svg:viewBox="0 0 5391 407" draw:points="0,407 5391,407 5391,0 0,0">
          <text:p/>
        </draw:polygon>
        <draw:frame draw:style-name="gr2" draw:text-style-name="P3" draw:layer="layout" svg:width="3.846cm" svg:height="0.395cm" svg:x="7.982cm" svg:y="5.817cm">
          <draw:text-box>
            <text:p text:style-name="P2"><text:span text:style-name="T3">Funktionsfestlegung der </text:span></text:p>
          </draw:text-box>
        </draw:frame>
        <draw:polygon draw:style-name="gr1" draw:text-style-name="P1" draw:layer="layout" svg:width="5.39cm" svg:height="0.403cm" svg:x="6.812cm" svg:y="6.625cm" svg:viewBox="0 0 5391 404" draw:points="0,404 5391,404 5391,0 0,0">
          <text:p/>
        </draw:polygon>
        <draw:frame draw:style-name="gr2" draw:text-style-name="P3" draw:layer="layout" svg:width="3.198cm" svg:height="0.395cm" svg:x="8.295cm" svg:y="6.223cm">
          <draw:text-box>
            <text:p text:style-name="P2"><text:span text:style-name="T3">einzelnen Personen </text:span></text:p>
          </draw:text-box>
        </draw:frame>
        <draw:polygon draw:style-name="gr1" draw:text-style-name="P1" draw:layer="layout" svg:width="5.39cm" svg:height="0.406cm" svg:x="6.812cm" svg:y="7.028cm" svg:viewBox="0 0 5391 407" draw:points="0,407 5391,407 5391,0 0,0">
          <text:p/>
        </draw:polygon>
        <draw:frame draw:style-name="gr2" draw:text-style-name="P3" draw:layer="layout" svg:width="4.371cm" svg:height="0.395cm" svg:x="7.728cm" svg:y="6.63cm">
          <draw:text-box>
            <text:p text:style-name="P2"><text:span text:style-name="T3">- Einrichtung der Büros und </text:span></text:p>
          </draw:text-box>
        </draw:frame>
        <draw:polygon draw:style-name="gr1" draw:text-style-name="P1" draw:layer="layout" svg:width="5.39cm" svg:height="0.406cm" svg:x="6.812cm" svg:y="7.434cm" svg:viewBox="0 0 5391 407" draw:points="0,407 5391,407 5391,0 0,0">
          <text:p/>
        </draw:polygon>
        <draw:frame draw:style-name="gr2" draw:text-style-name="P3" draw:layer="layout" svg:width="3.105cm" svg:height="0.395cm" svg:x="8.346cm" svg:y="7.032cm">
          <draw:text-box>
            <text:p text:style-name="P2"><text:span text:style-name="T3">Prüfung der Geräte </text:span></text:p>
          </draw:text-box>
        </draw:frame>
        <draw:polygon draw:style-name="gr1" draw:text-style-name="P1" draw:layer="layout" svg:width="5.39cm" svg:height="0.407cm" svg:x="6.812cm" svg:y="7.84cm" svg:viewBox="0 0 5391 408" draw:points="0,408 5391,408 5391,0 0,0">
          <text:p/>
        </draw:polygon>
        <draw:frame draw:style-name="gr2" draw:text-style-name="P3" draw:layer="layout" svg:width="4.227cm" svg:height="0.395cm" svg:x="7.791cm" svg:y="7.438cm">
          <draw:text-box>
            <text:p text:style-name="P2"><text:span text:style-name="T4">VORTRAG:</text:span><text:span text:style-name="T3"> Kaufleute und </text:span></text:p>
          </draw:text-box>
        </draw:frame>
        <draw:polygon draw:style-name="gr1" draw:text-style-name="P1" draw:layer="layout" svg:width="5.39cm" svg:height="0.406cm" svg:x="6.812cm" svg:y="8.247cm" svg:viewBox="0 0 5391 407" draw:points="0,407 5391,407 5391,0 0,0">
          <text:p/>
        </draw:polygon>
        <draw:frame draw:style-name="gr2" draw:text-style-name="P3" draw:layer="layout" svg:width="4.058cm" svg:height="0.395cm" svg:x="7.872cm" svg:y="7.845cm">
          <draw:text-box>
            <text:p text:style-name="P2"><text:span text:style-name="T3">Kaufmannseigenschaften </text:span></text:p>
          </draw:text-box>
        </draw:frame>
        <draw:polygon draw:style-name="gr1" draw:text-style-name="P1" draw:layer="layout" svg:width="5.39cm" svg:height="0.402cm" svg:x="6.812cm" svg:y="8.653cm" svg:viewBox="0 0 5391 403" draw:points="0,403 5391,403 5391,0 0,0">
          <text:p/>
        </draw:polygon>
        <draw:frame draw:style-name="gr2" draw:text-style-name="P3" draw:layer="layout" svg:width="4.511cm" svg:height="0.395cm" svg:x="7.66cm" svg:y="8.251cm">
          <draw:text-box>
            <text:p text:style-name="P2"><text:span text:style-name="T3">- Projektverteilung und -start </text:span></text:p>
          </draw:text-box>
        </draw:frame>
        <draw:polygon draw:style-name="gr1" draw:text-style-name="P1" draw:layer="layout" svg:width="5.39cm" svg:height="0.407cm" svg:x="6.812cm" svg:y="9.055cm" svg:viewBox="0 0 5391 408" draw:points="0,408 5391,408 5391,0 0,0">
          <text:p/>
        </draw:polygon>
        <draw:frame draw:style-name="gr2" draw:text-style-name="P3" draw:layer="layout" svg:width="4.527cm" svg:height="0.395cm" svg:x="7.643cm" svg:y="8.657cm">
          <draw:text-box>
            <text:p text:style-name="P2"><text:span text:style-name="T4">PROJEKT</text:span><text:span text:style-name="T3">: Präsentation (20 </text:span></text:p>
          </draw:text-box>
        </draw:frame>
        <draw:polygon draw:style-name="gr1" draw:text-style-name="P1" draw:layer="layout" svg:width="5.39cm" svg:height="0.407cm" svg:x="6.812cm" svg:y="9.462cm" svg:viewBox="0 0 5391 408" draw:points="0,408 5391,408 5391,0 0,0">
          <text:p/>
        </draw:polygon>
        <draw:frame draw:style-name="gr2" draw:text-style-name="P3" draw:layer="layout" svg:width="3.77cm" svg:height="0.395cm" svg:x="8.02cm" svg:y="9.06cm">
          <draw:text-box>
            <text:p text:style-name="P2"><text:span text:style-name="T3">min), Erklärung der AG, </text:span></text:p>
          </draw:text-box>
        </draw:frame>
        <draw:polygon draw:style-name="gr1" draw:text-style-name="P1" draw:layer="layout" svg:width="5.39cm" svg:height="0.407cm" svg:x="6.812cm" svg:y="9.869cm" svg:viewBox="0 0 5391 408" draw:points="0,408 5391,408 5391,0 0,0">
          <text:p/>
        </draw:polygon>
        <draw:frame draw:style-name="gr2" draw:text-style-name="P3" draw:layer="layout" svg:width="3.782cm" svg:height="0.395cm" svg:x="8.011cm" svg:y="9.467cm">
          <draw:text-box>
            <text:p text:style-name="P2"><text:span text:style-name="T3">Unternehmensbeispiele </text:span></text:p>
          </draw:text-box>
        </draw:frame>
        <draw:polygon draw:style-name="gr1" draw:text-style-name="P1" draw:layer="layout" svg:width="5.39cm" svg:height="0.406cm" svg:x="6.812cm" svg:y="10.276cm" svg:viewBox="0 0 5391 407" draw:points="0,407 5391,407 5391,0 0,0">
          <text:p/>
        </draw:polygon>
        <draw:frame draw:style-name="gr2" draw:text-style-name="P3" draw:layer="layout" svg:width="3.571cm" svg:height="0.395cm" svg:x="8.159cm" svg:y="9.873cm">
          <draw:text-box>
            <text:p text:style-name="P2"><text:span text:style-name="T3">[2016/03/09 @ 0815]. <text:s/></text:span></text:p>
          </draw:text-box>
        </draw:frame>
        <draw:polygon draw:style-name="gr1" draw:text-style-name="P1" draw:layer="layout" svg:width="3.993cm" svg:height="6.283cm" svg:x="12.304cm" svg:y="4.496cm" svg:viewBox="0 0 3994 6284" draw:points="0,6284 3994,6284 3994,0 0,0">
          <text:p/>
        </draw:polygon>
        <draw:polygon draw:style-name="gr1" draw:text-style-name="P1" draw:layer="layout" svg:width="3.802cm" svg:height="0.406cm" svg:x="12.397cm" svg:y="7.434cm" svg:viewBox="0 0 3803 407" draw:points="0,407 3803,407 3803,0 0,0">
          <text:p/>
        </draw:polygon>
        <draw:frame draw:style-name="gr2" draw:text-style-name="P3" draw:layer="layout" svg:width="0.35cm" svg:height="0.395cm" svg:x="9.823cm" svg:y="10.2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718cm" svg:height="6.283cm" svg:x="16.301cm" svg:y="4.496cm" svg:viewBox="0 0 2719 6284" draw:points="0,6284 2719,6284 2719,0 0,0">
          <text:p/>
        </draw:polygon>
        <draw:polygon draw:style-name="gr1" draw:text-style-name="P1" draw:layer="layout" svg:width="2.532cm" svg:height="0.406cm" svg:x="16.394cm" svg:y="7.434cm" svg:viewBox="0 0 2533 407" draw:points="0,407 2533,407 2533,0 0,0">
          <text:p/>
        </draw:polygon>
        <draw:frame draw:style-name="gr2" draw:text-style-name="P3" draw:layer="layout" svg:width="2.047cm" svg:height="0.395cm" svg:x="13.337cm" svg:y="7.438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8cm" svg:x="1.998cm" svg:y="4.5cm" svg:viewBox="0 0 9 99" draw:points="0,99 9,99 9,0 0,0">
          <text:p/>
        </draw:polygon>
        <draw:polygon draw:style-name="gr3" draw:text-style-name="P4" draw:layer="layout" svg:width="4.704cm" svg:height="0.009cm" svg:x="2.006cm" svg:y="4.5cm" svg:viewBox="0 0 4705 10" draw:points="0,10 4705,10 4705,0 0,0">
          <text:p/>
        </draw:polygon>
        <draw:polygon draw:style-name="gr1" draw:text-style-name="P1" draw:layer="layout" svg:width="4.704cm" svg:height="0.089cm" svg:x="2.006cm" svg:y="4.509cm" svg:viewBox="0 0 4705 90" draw:points="0,90 4705,90 4705,0 0,0">
          <text:p/>
        </draw:polygon>
        <draw:polygon draw:style-name="gr3" draw:text-style-name="P4" draw:layer="layout" svg:width="0.009cm" svg:height="0.098cm" svg:x="6.71cm" svg:y="4.5cm" svg:viewBox="0 0 10 99" draw:points="0,99 10,99 10,0 0,0">
          <text:p/>
        </draw:polygon>
        <draw:polygon draw:style-name="gr3" draw:text-style-name="P4" draw:layer="layout" svg:width="5.577cm" svg:height="0.009cm" svg:x="6.719cm" svg:y="4.5cm" svg:viewBox="0 0 5578 10" draw:points="0,10 5578,10 5578,0 0,0">
          <text:p/>
        </draw:polygon>
        <draw:polygon draw:style-name="gr1" draw:text-style-name="P1" draw:layer="layout" svg:width="5.577cm" svg:height="0.089cm" svg:x="6.719cm" svg:y="4.509cm" svg:viewBox="0 0 5578 90" draw:points="0,90 5578,90 5578,0 0,0">
          <text:p/>
        </draw:polygon>
        <draw:polygon draw:style-name="gr3" draw:text-style-name="P4" draw:layer="layout" svg:width="0.008cm" svg:height="0.098cm" svg:x="12.296cm" svg:y="4.5cm" svg:viewBox="0 0 9 99" draw:points="0,99 9,99 9,0 0,0">
          <text:p/>
        </draw:polygon>
        <draw:polygon draw:style-name="gr3" draw:text-style-name="P4" draw:layer="layout" svg:width="3.984cm" svg:height="0.009cm" svg:x="12.304cm" svg:y="4.5cm" svg:viewBox="0 0 3985 10" draw:points="0,10 3985,10 3985,0 0,0">
          <text:p/>
        </draw:polygon>
        <draw:polygon draw:style-name="gr1" draw:text-style-name="P1" draw:layer="layout" svg:width="3.984cm" svg:height="0.089cm" svg:x="12.304cm" svg:y="4.509cm" svg:viewBox="0 0 3985 90" draw:points="0,90 3985,90 3985,0 0,0">
          <text:p/>
        </draw:polygon>
        <draw:polygon draw:style-name="gr3" draw:text-style-name="P4" draw:layer="layout" svg:width="0.008cm" svg:height="0.098cm" svg:x="16.289cm" svg:y="4.5cm" svg:viewBox="0 0 9 99" draw:points="0,99 9,99 9,0 0,0">
          <text:p/>
        </draw:polygon>
        <draw:polygon draw:style-name="gr3" draw:text-style-name="P4" draw:layer="layout" svg:width="2.718cm" svg:height="0.009cm" svg:x="16.297cm" svg:y="4.5cm" svg:viewBox="0 0 2719 10" draw:points="0,10 2719,10 2719,0 0,0">
          <text:p/>
        </draw:polygon>
        <draw:polygon draw:style-name="gr1" draw:text-style-name="P1" draw:layer="layout" svg:width="2.718cm" svg:height="0.089cm" svg:x="16.297cm" svg:y="4.509cm" svg:viewBox="0 0 2719 90" draw:points="0,90 2719,90 2719,0 0,0">
          <text:p/>
        </draw:polygon>
        <draw:polygon draw:style-name="gr3" draw:text-style-name="P4" draw:layer="layout" svg:width="0.008cm" svg:height="0.098cm" svg:x="19.015cm" svg:y="4.5cm" svg:viewBox="0 0 9 99" draw:points="0,99 9,99 9,0 0,0">
          <text:p/>
        </draw:polygon>
        <draw:polygon draw:style-name="gr1" draw:text-style-name="P1" draw:layer="layout" svg:width="4.712cm" svg:height="0.097cm" svg:x="2.002cm" svg:y="10.682cm" svg:viewBox="0 0 4713 98" draw:points="0,98 4713,98 4713,0 0,0">
          <text:p/>
        </draw:polygon>
        <draw:polygon draw:style-name="gr3" draw:text-style-name="P4" draw:layer="layout" svg:width="0.008cm" svg:height="6.181cm" svg:x="1.998cm" svg:y="4.598cm" svg:viewBox="0 0 9 6182" draw:points="0,6182 9,6182 9,0 0,0">
          <text:p/>
        </draw:polygon>
        <draw:polygon draw:style-name="gr1" draw:text-style-name="P1" draw:layer="layout" svg:width="5.586cm" svg:height="0.097cm" svg:x="6.714cm" svg:y="10.682cm" svg:viewBox="0 0 5587 98" draw:points="0,98 5587,98 5587,0 0,0">
          <text:p/>
        </draw:polygon>
        <draw:polygon draw:style-name="gr3" draw:text-style-name="P4" draw:layer="layout" svg:width="0.009cm" svg:height="6.181cm" svg:x="6.71cm" svg:y="4.598cm" svg:viewBox="0 0 10 6182" draw:points="0,6182 10,6182 10,0 0,0">
          <text:p/>
        </draw:polygon>
        <draw:polygon draw:style-name="gr1" draw:text-style-name="P1" draw:layer="layout" svg:width="3.993cm" svg:height="0.097cm" svg:x="12.3cm" svg:y="10.682cm" svg:viewBox="0 0 3994 98" draw:points="0,98 3994,98 3994,0 0,0">
          <text:p/>
        </draw:polygon>
        <draw:polygon draw:style-name="gr3" draw:text-style-name="P4" draw:layer="layout" svg:width="0.008cm" svg:height="6.181cm" svg:x="12.296cm" svg:y="4.598cm" svg:viewBox="0 0 9 6182" draw:points="0,6182 9,6182 9,0 0,0">
          <text:p/>
        </draw:polygon>
        <draw:polygon draw:style-name="gr1" draw:text-style-name="P1" draw:layer="layout" svg:width="2.726cm" svg:height="0.097cm" svg:x="16.293cm" svg:y="10.682cm" svg:viewBox="0 0 2727 98" draw:points="0,98 2727,98 2727,0 0,0">
          <text:p/>
        </draw:polygon>
        <draw:polygon draw:style-name="gr3" draw:text-style-name="P4" draw:layer="layout" svg:width="0.008cm" svg:height="6.181cm" svg:x="16.289cm" svg:y="4.598cm" svg:viewBox="0 0 9 6182" draw:points="0,6182 9,6182 9,0 0,0">
          <text:p/>
        </draw:polygon>
        <draw:polygon draw:style-name="gr3" draw:text-style-name="P4" draw:layer="layout" svg:width="0.008cm" svg:height="6.181cm" svg:x="19.015cm" svg:y="4.598cm" svg:viewBox="0 0 9 6182" draw:points="0,6182 9,6182 9,0 0,0">
          <text:p/>
        </draw:polygon>
        <draw:polygon draw:style-name="gr1" draw:text-style-name="P1" draw:layer="layout" svg:width="4.704cm" svg:height="1.41cm" svg:x="2.01cm" svg:y="10.779cm" svg:viewBox="0 0 4705 1411" draw:points="0,1411 4705,1411 4705,0 0,0">
          <text:p/>
        </draw:polygon>
        <draw:polygon draw:style-name="gr1" draw:text-style-name="P1" draw:layer="layout" svg:width="4.514cm" svg:height="0.406cm" svg:x="2.103cm" svg:y="11.279cm" svg:viewBox="0 0 4515 407" draw:points="0,407 4515,407 4515,0 0,0">
          <text:p/>
        </draw:polygon>
        <draw:frame draw:style-name="gr2" draw:text-style-name="P3" draw:layer="layout" svg:width="0.76cm" svg:height="0.395cm" svg:x="17.322cm" svg:y="7.438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581cm" svg:height="1.41cm" svg:x="6.719cm" svg:y="10.779cm" svg:viewBox="0 0 5582 1411" draw:points="0,1411 5582,1411 5582,0 0,0">
          <text:p/>
        </draw:polygon>
        <draw:polygon draw:style-name="gr1" draw:text-style-name="P1" draw:layer="layout" svg:width="5.39cm" svg:height="0.402cm" svg:x="6.812cm" svg:y="10.877cm" svg:viewBox="0 0 5391 403" draw:points="0,403 5391,403 5391,0 0,0">
          <text:p/>
        </draw:polygon>
        <draw:frame draw:style-name="gr2" draw:text-style-name="P3" draw:layer="layout" svg:width="4.032cm" svg:height="0.395cm" svg:x="2.422cm" svg:y="11.283cm">
          <draw:text-box>
            <text:p text:style-name="P2"><text:span text:style-name="T1">2016/03/15 – DIENSTAG </text:span></text:p>
          </draw:text-box>
        </draw:frame>
        <draw:polygon draw:style-name="gr1" draw:text-style-name="P1" draw:layer="layout" svg:width="5.39cm" svg:height="0.406cm" svg:x="6.812cm" svg:y="11.279cm" svg:viewBox="0 0 5391 407" draw:points="0,407 5391,407 5391,0 0,0">
          <text:p/>
        </draw:polygon>
        <draw:frame draw:style-name="gr2" draw:text-style-name="P3" draw:layer="layout" svg:width="0.35cm" svg:height="0.395cm" svg:x="9.506cm" svg:y="10.88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39cm" svg:height="0.407cm" svg:x="6.812cm" svg:y="11.685cm" svg:viewBox="0 0 5391 408" draw:points="0,408 5391,408 5391,0 0,0">
          <text:p/>
        </draw:polygon>
        <draw:frame draw:style-name="gr2" draw:text-style-name="P3" draw:layer="layout" svg:width="2.068cm" svg:height="0.395cm" svg:x="8.54cm" svg:y="11.283cm">
          <draw:text-box>
            <text:p text:style-name="P2"><text:span text:style-name="T3">Projektarbeit </text:span></text:p>
          </draw:text-box>
        </draw:frame>
        <draw:polygon draw:style-name="gr1" draw:text-style-name="P1" draw:layer="layout" svg:width="3.993cm" svg:height="1.41cm" svg:x="12.304cm" svg:y="10.779cm" svg:viewBox="0 0 3994 1411" draw:points="0,1411 3994,1411 3994,0 0,0">
          <text:p/>
        </draw:polygon>
        <draw:polygon draw:style-name="gr1" draw:text-style-name="P1" draw:layer="layout" svg:width="3.802cm" svg:height="0.406cm" svg:x="12.397cm" svg:y="11.279cm" svg:viewBox="0 0 3803 407" draw:points="0,407 3803,407 3803,0 0,0">
          <text:p/>
        </draw:polygon>
        <draw:frame draw:style-name="gr2" draw:text-style-name="P3" draw:layer="layout" svg:width="0.35cm" svg:height="0.395cm" svg:x="9.506cm" svg:y="11.69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718cm" svg:height="1.41cm" svg:x="16.301cm" svg:y="10.779cm" svg:viewBox="0 0 2719 1411" draw:points="0,1411 2719,1411 2719,0 0,0">
          <text:p/>
        </draw:polygon>
        <draw:polygon draw:style-name="gr1" draw:text-style-name="P1" draw:layer="layout" svg:width="2.532cm" svg:height="0.406cm" svg:x="16.394cm" svg:y="11.279cm" svg:viewBox="0 0 2533 407" draw:points="0,407 2533,407 2533,0 0,0">
          <text:p/>
        </draw:polygon>
        <draw:frame draw:style-name="gr2" draw:text-style-name="P3" draw:layer="layout" svg:width="2.047cm" svg:height="0.395cm" svg:x="13.337cm" svg:y="11.283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8cm" svg:x="1.998cm" svg:y="10.779cm" svg:viewBox="0 0 9 99" draw:points="0,99 9,99 9,0 0,0">
          <text:p/>
        </draw:polygon>
        <draw:polygon draw:style-name="gr3" draw:text-style-name="P4" draw:layer="layout" svg:width="4.704cm" svg:height="0.01cm" svg:x="2.006cm" svg:y="10.779cm" svg:viewBox="0 0 4705 11" draw:points="0,11 4705,11 4705,0 0,0">
          <text:p/>
        </draw:polygon>
        <draw:polygon draw:style-name="gr1" draw:text-style-name="P1" draw:layer="layout" svg:width="4.704cm" svg:height="0.089cm" svg:x="2.006cm" svg:y="10.788cm" svg:viewBox="0 0 4705 90" draw:points="0,90 4705,90 4705,0 0,0">
          <text:p/>
        </draw:polygon>
        <draw:polygon draw:style-name="gr3" draw:text-style-name="P4" draw:layer="layout" svg:width="0.009cm" svg:height="0.098cm" svg:x="6.71cm" svg:y="10.779cm" svg:viewBox="0 0 10 99" draw:points="0,99 10,99 10,0 0,0">
          <text:p/>
        </draw:polygon>
        <draw:polygon draw:style-name="gr3" draw:text-style-name="P4" draw:layer="layout" svg:width="5.577cm" svg:height="0.01cm" svg:x="6.719cm" svg:y="10.779cm" svg:viewBox="0 0 5578 11" draw:points="0,11 5578,11 5578,0 0,0">
          <text:p/>
        </draw:polygon>
        <draw:polygon draw:style-name="gr1" draw:text-style-name="P1" draw:layer="layout" svg:width="5.577cm" svg:height="0.089cm" svg:x="6.719cm" svg:y="10.788cm" svg:viewBox="0 0 5578 90" draw:points="0,90 5578,90 5578,0 0,0">
          <text:p/>
        </draw:polygon>
        <draw:polygon draw:style-name="gr3" draw:text-style-name="P4" draw:layer="layout" svg:width="0.008cm" svg:height="0.098cm" svg:x="12.296cm" svg:y="10.779cm" svg:viewBox="0 0 9 99" draw:points="0,99 9,99 9,0 0,0">
          <text:p/>
        </draw:polygon>
        <draw:polygon draw:style-name="gr3" draw:text-style-name="P4" draw:layer="layout" svg:width="3.984cm" svg:height="0.01cm" svg:x="12.304cm" svg:y="10.779cm" svg:viewBox="0 0 3985 11" draw:points="0,11 3985,11 3985,0 0,0">
          <text:p/>
        </draw:polygon>
        <draw:polygon draw:style-name="gr1" draw:text-style-name="P1" draw:layer="layout" svg:width="3.984cm" svg:height="0.089cm" svg:x="12.304cm" svg:y="10.788cm" svg:viewBox="0 0 3985 90" draw:points="0,90 3985,90 3985,0 0,0">
          <text:p/>
        </draw:polygon>
        <draw:polygon draw:style-name="gr3" draw:text-style-name="P4" draw:layer="layout" svg:width="0.008cm" svg:height="0.098cm" svg:x="16.289cm" svg:y="10.779cm" svg:viewBox="0 0 9 99" draw:points="0,99 9,99 9,0 0,0">
          <text:p/>
        </draw:polygon>
        <draw:polygon draw:style-name="gr3" draw:text-style-name="P4" draw:layer="layout" svg:width="2.718cm" svg:height="0.01cm" svg:x="16.297cm" svg:y="10.779cm" svg:viewBox="0 0 2719 11" draw:points="0,11 2719,11 2719,0 0,0">
          <text:p/>
        </draw:polygon>
        <draw:polygon draw:style-name="gr1" draw:text-style-name="P1" draw:layer="layout" svg:width="2.718cm" svg:height="0.089cm" svg:x="16.297cm" svg:y="10.788cm" svg:viewBox="0 0 2719 90" draw:points="0,90 2719,90 2719,0 0,0">
          <text:p/>
        </draw:polygon>
        <draw:polygon draw:style-name="gr3" draw:text-style-name="P4" draw:layer="layout" svg:width="0.008cm" svg:height="0.098cm" svg:x="19.015cm" svg:y="10.779cm" svg:viewBox="0 0 9 99" draw:points="0,99 9,99 9,0 0,0">
          <text:p/>
        </draw:polygon>
        <draw:polygon draw:style-name="gr1" draw:text-style-name="P1" draw:layer="layout" svg:width="4.712cm" svg:height="0.097cm" svg:x="2.002cm" svg:y="12.092cm" svg:viewBox="0 0 4713 98" draw:points="0,98 4713,98 4713,0 0,0">
          <text:p/>
        </draw:polygon>
        <draw:polygon draw:style-name="gr3" draw:text-style-name="P4" draw:layer="layout" svg:width="0.008cm" svg:height="1.312cm" svg:x="1.998cm" svg:y="10.877cm" svg:viewBox="0 0 9 1313" draw:points="0,1313 9,1313 9,0 0,0">
          <text:p/>
        </draw:polygon>
        <draw:polygon draw:style-name="gr1" draw:text-style-name="P1" draw:layer="layout" svg:width="5.586cm" svg:height="0.097cm" svg:x="6.714cm" svg:y="12.092cm" svg:viewBox="0 0 5587 98" draw:points="0,98 5587,98 5587,0 0,0">
          <text:p/>
        </draw:polygon>
        <draw:polygon draw:style-name="gr3" draw:text-style-name="P4" draw:layer="layout" svg:width="0.009cm" svg:height="1.312cm" svg:x="6.71cm" svg:y="10.877cm" svg:viewBox="0 0 10 1313" draw:points="0,1313 10,1313 10,0 0,0">
          <text:p/>
        </draw:polygon>
        <draw:polygon draw:style-name="gr1" draw:text-style-name="P1" draw:layer="layout" svg:width="3.993cm" svg:height="0.097cm" svg:x="12.3cm" svg:y="12.092cm" svg:viewBox="0 0 3994 98" draw:points="0,98 3994,98 3994,0 0,0">
          <text:p/>
        </draw:polygon>
        <draw:polygon draw:style-name="gr3" draw:text-style-name="P4" draw:layer="layout" svg:width="0.008cm" svg:height="1.312cm" svg:x="12.296cm" svg:y="10.877cm" svg:viewBox="0 0 9 1313" draw:points="0,1313 9,1313 9,0 0,0">
          <text:p/>
        </draw:polygon>
        <draw:polygon draw:style-name="gr1" draw:text-style-name="P1" draw:layer="layout" svg:width="2.726cm" svg:height="0.097cm" svg:x="16.293cm" svg:y="12.092cm" svg:viewBox="0 0 2727 98" draw:points="0,98 2727,98 2727,0 0,0">
          <text:p/>
        </draw:polygon>
        <draw:polygon draw:style-name="gr3" draw:text-style-name="P4" draw:layer="layout" svg:width="0.008cm" svg:height="1.312cm" svg:x="16.289cm" svg:y="10.877cm" svg:viewBox="0 0 9 1313" draw:points="0,1313 9,1313 9,0 0,0">
          <text:p/>
        </draw:polygon>
        <draw:polygon draw:style-name="gr3" draw:text-style-name="P4" draw:layer="layout" svg:width="0.008cm" svg:height="1.312cm" svg:x="19.015cm" svg:y="10.877cm" svg:viewBox="0 0 9 1313" draw:points="0,1313 9,1313 9,0 0,0">
          <text:p/>
        </draw:polygon>
        <draw:polygon draw:style-name="gr1" draw:text-style-name="P1" draw:layer="layout" svg:width="4.704cm" svg:height="3.844cm" svg:x="2.01cm" svg:y="12.189cm" svg:viewBox="0 0 4705 3845" draw:points="0,3845 4705,3845 4705,0 0,0">
          <text:p/>
        </draw:polygon>
        <draw:polygon draw:style-name="gr1" draw:text-style-name="P1" draw:layer="layout" svg:width="4.514cm" svg:height="0.406cm" svg:x="2.103cm" svg:y="13.908cm" svg:viewBox="0 0 4515 407" draw:points="0,407 4515,407 4515,0 0,0">
          <text:p/>
        </draw:polygon>
        <draw:frame draw:style-name="gr2" draw:text-style-name="P3" draw:layer="layout" svg:width="0.76cm" svg:height="0.395cm" svg:x="17.322cm" svg:y="11.283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581cm" svg:height="3.844cm" svg:x="6.719cm" svg:y="12.189cm" svg:viewBox="0 0 5582 3845" draw:points="0,3845 5582,3845 5582,0 0,0">
          <text:p/>
        </draw:polygon>
        <draw:polygon draw:style-name="gr1" draw:text-style-name="P1" draw:layer="layout" svg:width="5.39cm" svg:height="0.407cm" svg:x="6.812cm" svg:y="12.286cm" svg:viewBox="0 0 5391 408" draw:points="0,408 5391,408 5391,0 0,0">
          <text:p/>
        </draw:polygon>
        <draw:frame draw:style-name="gr2" draw:text-style-name="P3" draw:layer="layout" svg:width="4.176cm" svg:height="0.395cm" svg:x="2.35cm" svg:y="13.912cm">
          <draw:text-box>
            <text:p text:style-name="P2"><text:span text:style-name="T1">2016/03/16 – MITTWOCH </text:span></text:p>
          </draw:text-box>
        </draw:frame>
        <draw:polygon draw:style-name="gr1" draw:text-style-name="P1" draw:layer="layout" svg:width="5.39cm" svg:height="0.406cm" svg:x="6.812cm" svg:y="12.693cm" svg:viewBox="0 0 5391 407" draw:points="0,407 5391,407 5391,0 0,0">
          <text:p/>
        </draw:polygon>
        <draw:frame draw:style-name="gr2" draw:text-style-name="P3" draw:layer="layout" svg:width="0.35cm" svg:height="0.395cm" svg:x="9.506cm" svg:y="12.29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39cm" svg:height="0.402cm" svg:x="6.812cm" svg:y="13.099cm" svg:viewBox="0 0 5391 403" draw:points="0,403 5391,403 5391,0 0,0">
          <text:p/>
        </draw:polygon>
        <draw:frame draw:style-name="gr2" draw:text-style-name="P3" draw:layer="layout" svg:width="3.338cm" svg:height="0.395cm" svg:x="7.918cm" svg:y="12.697cm">
          <draw:text-box>
            <text:p text:style-name="P2"><text:span text:style-name="T3">- Projektpräsentation </text:span></text:p>
          </draw:text-box>
        </draw:frame>
        <draw:polygon draw:style-name="gr1" draw:text-style-name="P1" draw:layer="layout" svg:width="5.39cm" svg:height="0.407cm" svg:x="6.812cm" svg:y="13.501cm" svg:viewBox="0 0 5391 408" draw:points="0,408 5391,408 5391,0 0,0">
          <text:p/>
        </draw:polygon>
        <draw:frame draw:style-name="gr2" draw:text-style-name="P3" draw:layer="layout" svg:width="4.57cm" svg:height="0.395cm" svg:x="7.313cm" svg:y="13.103cm">
          <draw:text-box>
            <text:p text:style-name="P2"><text:span text:style-name="T3">- Diskussion Leistungsprofile </text:span></text:p>
          </draw:text-box>
        </draw:frame>
        <draw:polygon draw:style-name="gr1" draw:text-style-name="P1" draw:layer="layout" svg:width="5.39cm" svg:height="0.406cm" svg:x="6.812cm" svg:y="13.908cm" svg:viewBox="0 0 5391 407" draw:points="0,407 5391,407 5391,0 0,0">
          <text:p/>
        </draw:polygon>
        <draw:frame draw:style-name="gr2" draw:text-style-name="P3" draw:layer="layout" svg:width="4.21cm" svg:height="0.395cm" svg:x="7.486cm" svg:y="13.506cm">
          <draw:text-box>
            <text:p text:style-name="P2"><text:span text:style-name="T4">PROJEKT: </text:span><text:span text:style-name="T3">Leistungsprofil </text:span></text:p>
          </draw:text-box>
        </draw:frame>
        <draw:polygon draw:style-name="gr1" draw:text-style-name="P1" draw:layer="layout" svg:width="5.39cm" svg:height="0.407cm" svg:x="6.812cm" svg:y="14.314cm" svg:viewBox="0 0 5391 408" draw:points="0,408 5391,408 5391,0 0,0">
          <text:p/>
        </draw:polygon>
        <draw:frame draw:style-name="gr2" draw:text-style-name="P3" draw:layer="layout" svg:width="3.753cm" svg:height="0.395cm" svg:x="7.711cm" svg:y="13.912cm">
          <draw:text-box>
            <text:p text:style-name="P2"><text:span text:style-name="T3">Präsentation (10 min) + </text:span></text:p>
          </draw:text-box>
        </draw:frame>
        <draw:polygon draw:style-name="gr1" draw:text-style-name="P1" draw:layer="layout" svg:width="5.39cm" svg:height="0.406cm" svg:x="6.812cm" svg:y="14.721cm" svg:viewBox="0 0 5391 407" draw:points="0,407 5391,407 5391,0 0,0">
          <text:p/>
        </draw:polygon>
        <draw:frame draw:style-name="gr2" draw:text-style-name="P3" draw:layer="layout" svg:width="4.604cm" svg:height="0.395cm" svg:x="7.292cm" svg:y="14.318cm">
          <draw:text-box>
            <text:p text:style-name="P2"><text:span text:style-name="T3">Briefvorlagen nach DIN 5008 </text:span></text:p>
          </draw:text-box>
        </draw:frame>
        <draw:polygon draw:style-name="gr1" draw:text-style-name="P1" draw:layer="layout" svg:width="5.39cm" svg:height="0.406cm" svg:x="6.812cm" svg:y="15.127cm" svg:viewBox="0 0 5391 407" draw:points="0,407 5391,407 5391,0 0,0">
          <text:p/>
        </draw:polygon>
        <draw:frame draw:style-name="gr2" draw:text-style-name="P3" draw:layer="layout" svg:width="4.815cm" svg:height="0.395cm" svg:x="7.181cm" svg:y="14.725cm">
          <draw:text-box>
            <text:p text:style-name="P2"><text:span text:style-name="T3">anlegen [2016/03/10 @ 1000]. </text:span></text:p>
          </draw:text-box>
        </draw:frame>
        <draw:polygon draw:style-name="gr1" draw:text-style-name="P1" draw:layer="layout" svg:width="5.39cm" svg:height="0.403cm" svg:x="6.812cm" svg:y="15.533cm" svg:viewBox="0 0 5391 404" draw:points="0,404 5391,404 5391,0 0,0">
          <text:p/>
        </draw:polygon>
        <draw:frame draw:style-name="gr2" draw:text-style-name="P3" draw:layer="layout" svg:width="2.284cm" svg:height="0.395cm" svg:x="8.435cm" svg:y="15.131cm">
          <draw:text-box>
            <text:p text:style-name="P2"><text:span text:style-name="T3">- Projektarbeit </text:span></text:p>
          </draw:text-box>
        </draw:frame>
        <draw:polygon draw:style-name="gr1" draw:text-style-name="P1" draw:layer="layout" svg:width="3.993cm" svg:height="3.844cm" svg:x="12.304cm" svg:y="12.189cm" svg:viewBox="0 0 3994 3845" draw:points="0,3845 3994,3845 3994,0 0,0">
          <text:p/>
        </draw:polygon>
        <draw:polygon draw:style-name="gr1" draw:text-style-name="P1" draw:layer="layout" svg:width="3.802cm" svg:height="0.406cm" svg:x="12.397cm" svg:y="13.908cm" svg:viewBox="0 0 3803 407" draw:points="0,407 3803,407 3803,0 0,0">
          <text:p/>
        </draw:polygon>
        <draw:frame draw:style-name="gr2" draw:text-style-name="P3" draw:layer="layout" svg:width="0.35cm" svg:height="0.395cm" svg:x="9.506cm" svg:y="15.53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718cm" svg:height="3.844cm" svg:x="16.301cm" svg:y="12.189cm" svg:viewBox="0 0 2719 3845" draw:points="0,3845 2719,3845 2719,0 0,0">
          <text:p/>
        </draw:polygon>
        <draw:polygon draw:style-name="gr1" draw:text-style-name="P1" draw:layer="layout" svg:width="2.532cm" svg:height="0.406cm" svg:x="16.394cm" svg:y="13.908cm" svg:viewBox="0 0 2533 407" draw:points="0,407 2533,407 2533,0 0,0">
          <text:p/>
        </draw:polygon>
        <draw:frame draw:style-name="gr2" draw:text-style-name="P3" draw:layer="layout" svg:width="2.047cm" svg:height="0.395cm" svg:x="13.337cm" svg:y="13.912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12.189cm" svg:viewBox="0 0 9 98" draw:points="0,98 9,98 9,0 0,0">
          <text:p/>
        </draw:polygon>
        <draw:polygon draw:style-name="gr3" draw:text-style-name="P4" draw:layer="layout" svg:width="4.704cm" svg:height="0.008cm" svg:x="2.006cm" svg:y="12.189cm" svg:viewBox="0 0 4705 9" draw:points="0,9 4705,9 4705,0 0,0">
          <text:p/>
        </draw:polygon>
        <draw:polygon draw:style-name="gr1" draw:text-style-name="P1" draw:layer="layout" svg:width="4.704cm" svg:height="0.089cm" svg:x="2.006cm" svg:y="12.197cm" svg:viewBox="0 0 4705 90" draw:points="0,90 4705,90 4705,0 0,0">
          <text:p/>
        </draw:polygon>
        <draw:polygon draw:style-name="gr3" draw:text-style-name="P4" draw:layer="layout" svg:width="0.009cm" svg:height="0.097cm" svg:x="6.71cm" svg:y="12.189cm" svg:viewBox="0 0 10 98" draw:points="0,98 10,98 10,0 0,0">
          <text:p/>
        </draw:polygon>
        <draw:polygon draw:style-name="gr3" draw:text-style-name="P4" draw:layer="layout" svg:width="5.577cm" svg:height="0.008cm" svg:x="6.719cm" svg:y="12.189cm" svg:viewBox="0 0 5578 9" draw:points="0,9 5578,9 5578,0 0,0">
          <text:p/>
        </draw:polygon>
        <draw:polygon draw:style-name="gr1" draw:text-style-name="P1" draw:layer="layout" svg:width="5.577cm" svg:height="0.089cm" svg:x="6.719cm" svg:y="12.197cm" svg:viewBox="0 0 5578 90" draw:points="0,90 5578,90 5578,0 0,0">
          <text:p/>
        </draw:polygon>
        <draw:polygon draw:style-name="gr3" draw:text-style-name="P4" draw:layer="layout" svg:width="0.008cm" svg:height="0.097cm" svg:x="12.296cm" svg:y="12.189cm" svg:viewBox="0 0 9 98" draw:points="0,98 9,98 9,0 0,0">
          <text:p/>
        </draw:polygon>
        <draw:polygon draw:style-name="gr3" draw:text-style-name="P4" draw:layer="layout" svg:width="3.984cm" svg:height="0.008cm" svg:x="12.304cm" svg:y="12.189cm" svg:viewBox="0 0 3985 9" draw:points="0,9 3985,9 3985,0 0,0">
          <text:p/>
        </draw:polygon>
        <draw:polygon draw:style-name="gr1" draw:text-style-name="P1" draw:layer="layout" svg:width="3.984cm" svg:height="0.089cm" svg:x="12.304cm" svg:y="12.197cm" svg:viewBox="0 0 3985 90" draw:points="0,90 3985,90 3985,0 0,0">
          <text:p/>
        </draw:polygon>
        <draw:polygon draw:style-name="gr3" draw:text-style-name="P4" draw:layer="layout" svg:width="0.008cm" svg:height="0.097cm" svg:x="16.289cm" svg:y="12.189cm" svg:viewBox="0 0 9 98" draw:points="0,98 9,98 9,0 0,0">
          <text:p/>
        </draw:polygon>
        <draw:polygon draw:style-name="gr3" draw:text-style-name="P4" draw:layer="layout" svg:width="2.718cm" svg:height="0.008cm" svg:x="16.297cm" svg:y="12.189cm" svg:viewBox="0 0 2719 9" draw:points="0,9 2719,9 2719,0 0,0">
          <text:p/>
        </draw:polygon>
        <draw:polygon draw:style-name="gr1" draw:text-style-name="P1" draw:layer="layout" svg:width="2.718cm" svg:height="0.089cm" svg:x="16.297cm" svg:y="12.197cm" svg:viewBox="0 0 2719 90" draw:points="0,90 2719,90 2719,0 0,0">
          <text:p/>
        </draw:polygon>
        <draw:polygon draw:style-name="gr3" draw:text-style-name="P4" draw:layer="layout" svg:width="0.008cm" svg:height="0.097cm" svg:x="19.015cm" svg:y="12.189cm" svg:viewBox="0 0 9 98" draw:points="0,98 9,98 9,0 0,0">
          <text:p/>
        </draw:polygon>
        <draw:polygon draw:style-name="gr1" draw:text-style-name="P1" draw:layer="layout" svg:width="4.712cm" svg:height="0.097cm" svg:x="2.002cm" svg:y="15.936cm" svg:viewBox="0 0 4713 98" draw:points="0,98 4713,98 4713,0 0,0">
          <text:p/>
        </draw:polygon>
        <draw:polygon draw:style-name="gr3" draw:text-style-name="P4" draw:layer="layout" svg:width="0.008cm" svg:height="3.747cm" svg:x="1.998cm" svg:y="12.286cm" svg:viewBox="0 0 9 3748" draw:points="0,3748 9,3748 9,0 0,0">
          <text:p/>
        </draw:polygon>
        <draw:polygon draw:style-name="gr1" draw:text-style-name="P1" draw:layer="layout" svg:width="5.586cm" svg:height="0.097cm" svg:x="6.714cm" svg:y="15.936cm" svg:viewBox="0 0 5587 98" draw:points="0,98 5587,98 5587,0 0,0">
          <text:p/>
        </draw:polygon>
        <draw:polygon draw:style-name="gr3" draw:text-style-name="P4" draw:layer="layout" svg:width="0.009cm" svg:height="3.747cm" svg:x="6.71cm" svg:y="12.286cm" svg:viewBox="0 0 10 3748" draw:points="0,3748 10,3748 10,0 0,0">
          <text:p/>
        </draw:polygon>
        <draw:polygon draw:style-name="gr1" draw:text-style-name="P1" draw:layer="layout" svg:width="3.993cm" svg:height="0.097cm" svg:x="12.3cm" svg:y="15.936cm" svg:viewBox="0 0 3994 98" draw:points="0,98 3994,98 3994,0 0,0">
          <text:p/>
        </draw:polygon>
        <draw:polygon draw:style-name="gr3" draw:text-style-name="P4" draw:layer="layout" svg:width="0.008cm" svg:height="3.747cm" svg:x="12.296cm" svg:y="12.286cm" svg:viewBox="0 0 9 3748" draw:points="0,3748 9,3748 9,0 0,0">
          <text:p/>
        </draw:polygon>
        <draw:polygon draw:style-name="gr1" draw:text-style-name="P1" draw:layer="layout" svg:width="2.726cm" svg:height="0.097cm" svg:x="16.293cm" svg:y="15.936cm" svg:viewBox="0 0 2727 98" draw:points="0,98 2727,98 2727,0 0,0">
          <text:p/>
        </draw:polygon>
        <draw:polygon draw:style-name="gr3" draw:text-style-name="P4" draw:layer="layout" svg:width="0.008cm" svg:height="3.747cm" svg:x="16.289cm" svg:y="12.286cm" svg:viewBox="0 0 9 3748" draw:points="0,3748 9,3748 9,0 0,0">
          <text:p/>
        </draw:polygon>
        <draw:polygon draw:style-name="gr3" draw:text-style-name="P4" draw:layer="layout" svg:width="0.008cm" svg:height="3.747cm" svg:x="19.015cm" svg:y="12.286cm" svg:viewBox="0 0 9 3748" draw:points="0,3748 9,3748 9,0 0,0">
          <text:p/>
        </draw:polygon>
        <draw:polygon draw:style-name="gr1" draw:text-style-name="P1" draw:layer="layout" svg:width="4.704cm" svg:height="3.849cm" svg:x="2.01cm" svg:y="16.033cm" svg:viewBox="0 0 4705 3850" draw:points="0,3850 4705,3850 4705,0 0,0">
          <text:p/>
        </draw:polygon>
        <draw:polygon draw:style-name="gr1" draw:text-style-name="P1" draw:layer="layout" svg:width="4.514cm" svg:height="0.403cm" svg:x="2.103cm" svg:y="17.553cm" svg:viewBox="0 0 4515 404" draw:points="0,404 4515,404 4515,0 0,0">
          <text:p/>
        </draw:polygon>
        <draw:frame draw:style-name="gr2" draw:text-style-name="P3" draw:layer="layout" svg:width="0.76cm" svg:height="0.395cm" svg:x="17.322cm" svg:y="13.912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4.514cm" svg:height="0.406cm" svg:x="2.103cm" svg:y="17.956cm" svg:viewBox="0 0 4515 407" draw:points="0,407 4515,407 4515,0 0,0">
          <text:p/>
        </draw:polygon>
        <draw:frame draw:style-name="gr2" draw:text-style-name="P3" draw:layer="layout" svg:width="2.144cm" svg:height="0.395cm" svg:x="3.354cm" svg:y="17.558cm">
          <draw:text-box>
            <text:p text:style-name="P2"><text:span text:style-name="T1">2016/03/17 – </text:span></text:p>
          </draw:text-box>
        </draw:frame>
        <draw:polygon draw:style-name="gr1" draw:text-style-name="P1" draw:layer="layout" svg:width="5.581cm" svg:height="3.849cm" svg:x="6.719cm" svg:y="16.033cm" svg:viewBox="0 0 5582 3850" draw:points="0,3850 5582,3850 5582,0 0,0">
          <text:p/>
        </draw:polygon>
        <draw:polygon draw:style-name="gr1" draw:text-style-name="P1" draw:layer="layout" svg:width="5.39cm" svg:height="0.407cm" svg:x="6.812cm" svg:y="16.13cm" svg:viewBox="0 0 5391 408" draw:points="0,408 5391,408 5391,0 0,0">
          <text:p/>
        </draw:polygon>
        <draw:frame draw:style-name="gr2" draw:text-style-name="P3" draw:layer="layout" svg:width="2.576cm" svg:height="0.395cm" svg:x="3.138cm" svg:y="17.96cm">
          <draw:text-box>
            <text:p text:style-name="P2"><text:span text:style-name="T1">DONNERSTAG </text:span></text:p>
          </draw:text-box>
        </draw:frame>
        <draw:polygon draw:style-name="gr1" draw:text-style-name="P1" draw:layer="layout" svg:width="5.39cm" svg:height="0.407cm" svg:x="6.812cm" svg:y="16.537cm" svg:viewBox="0 0 5391 408" draw:points="0,408 5391,408 5391,0 0,0">
          <text:p/>
        </draw:polygon>
        <draw:frame draw:style-name="gr2" draw:text-style-name="P3" draw:layer="layout" svg:width="0.35cm" svg:height="0.395cm" svg:x="9.506cm" svg:y="16.139cm">
          <draw:text-box>
            <text:p text:style-name="P2"><text:span text:style-name="T4"><text:s/></text:span></text:p>
          </draw:text-box>
        </draw:frame>
        <draw:polygon draw:style-name="gr1" draw:text-style-name="P1" draw:layer="layout" svg:width="5.39cm" svg:height="0.406cm" svg:x="6.812cm" svg:y="16.944cm" svg:viewBox="0 0 5391 407" draw:points="0,407 5391,407 5391,0 0,0">
          <text:p/>
        </draw:polygon>
        <draw:frame draw:style-name="gr2" draw:text-style-name="P3" draw:layer="layout" svg:width="4.405cm" svg:height="0.395cm" svg:x="7.389cm" svg:y="16.542cm">
          <draw:text-box>
            <text:p text:style-name="P2"><text:span text:style-name="T4">PROJEKT:</text:span><text:span text:style-name="T3"> Leistungsprofile </text:span></text:p>
          </draw:text-box>
        </draw:frame>
        <draw:polygon draw:style-name="gr1" draw:text-style-name="P1" draw:layer="layout" svg:width="5.39cm" svg:height="0.402cm" svg:x="6.812cm" svg:y="17.35cm" svg:viewBox="0 0 5391 403" draw:points="0,403 5391,403 5391,0 0,0">
          <text:p/>
        </draw:polygon>
        <draw:frame draw:style-name="gr2" draw:text-style-name="P3" draw:layer="layout" svg:width="2.165cm" svg:height="0.395cm" svg:x="8.49cm" svg:y="16.948cm">
          <draw:text-box>
            <text:p text:style-name="P2"><text:span text:style-name="T3">Präsentation. </text:span></text:p>
          </draw:text-box>
        </draw:frame>
        <draw:polygon draw:style-name="gr1" draw:text-style-name="P1" draw:layer="layout" svg:width="5.39cm" svg:height="0.407cm" svg:x="6.812cm" svg:y="17.752cm" svg:viewBox="0 0 5391 408" draw:points="0,408 5391,408 5391,0 0,0">
          <text:p/>
        </draw:polygon>
        <draw:frame draw:style-name="gr2" draw:text-style-name="P3" draw:layer="layout" svg:width="3.897cm" svg:height="0.395cm" svg:x="7.639cm" svg:y="17.354cm">
          <draw:text-box>
            <text:p text:style-name="P2"><text:span text:style-name="T4">VORTRAG: </text:span><text:span text:style-name="T3">Betriebliche </text:span></text:p>
          </draw:text-box>
        </draw:frame>
        <draw:polygon draw:style-name="gr1" draw:text-style-name="P1" draw:layer="layout" svg:width="5.39cm" svg:height="0.406cm" svg:x="6.812cm" svg:y="18.159cm" svg:viewBox="0 0 5391 407" draw:points="0,407 5391,407 5391,0 0,0">
          <text:p/>
        </draw:polygon>
        <draw:frame draw:style-name="gr2" draw:text-style-name="P3" draw:layer="layout" svg:width="2.186cm" svg:height="0.395cm" svg:x="8.481cm" svg:y="17.757cm">
          <draw:text-box>
            <text:p text:style-name="P2"><text:span text:style-name="T3">Organisation, </text:span></text:p>
          </draw:text-box>
        </draw:frame>
        <draw:polygon draw:style-name="gr1" draw:text-style-name="P1" draw:layer="layout" svg:width="5.39cm" svg:height="0.407cm" svg:x="6.812cm" svg:y="18.565cm" svg:viewBox="0 0 5391 408" draw:points="0,408 5391,408 5391,0 0,0">
          <text:p/>
        </draw:polygon>
        <draw:frame draw:style-name="gr2" draw:text-style-name="P3" draw:layer="layout" svg:width="2.483cm" svg:height="0.395cm" svg:x="8.337cm" svg:y="18.163cm">
          <draw:text-box>
            <text:p text:style-name="P2"><text:span text:style-name="T3">Arbeitsverträge </text:span></text:p>
          </draw:text-box>
        </draw:frame>
        <draw:polygon draw:style-name="gr1" draw:text-style-name="P1" draw:layer="layout" svg:width="5.39cm" svg:height="0.406cm" svg:x="6.812cm" svg:y="18.972cm" svg:viewBox="0 0 5391 407" draw:points="0,407 5391,407 5391,0 0,0">
          <text:p/>
        </draw:polygon>
        <draw:frame draw:style-name="gr2" draw:text-style-name="P3" draw:layer="layout" svg:width="5.391cm" svg:height="0.395cm" svg:x="6.906cm" svg:y="18.569cm">
          <draw:text-box>
            <text:p text:style-name="P2"><text:span text:style-name="T3">PROJEKT: Arbeitsvertragsvorlage </text:span></text:p>
          </draw:text-box>
        </draw:frame>
        <draw:polygon draw:style-name="gr1" draw:text-style-name="P1" draw:layer="layout" svg:width="5.39cm" svg:height="0.406cm" svg:x="6.812cm" svg:y="19.378cm" svg:viewBox="0 0 5391 407" draw:points="0,407 5391,407 5391,0 0,0">
          <text:p/>
        </draw:polygon>
        <draw:frame draw:style-name="gr2" draw:text-style-name="P3" draw:layer="layout" svg:width="4.87cm" svg:height="0.395cm" svg:x="7.156cm" svg:y="18.976cm">
          <draw:text-box>
            <text:p text:style-name="P2"><text:span text:style-name="T3">erstellen [2016/03/11 @ 1200]. </text:span></text:p>
          </draw:text-box>
        </draw:frame>
        <draw:polygon draw:style-name="gr1" draw:text-style-name="P1" draw:layer="layout" svg:width="3.993cm" svg:height="3.849cm" svg:x="12.304cm" svg:y="16.033cm" svg:viewBox="0 0 3994 3850" draw:points="0,3850 3994,3850 3994,0 0,0">
          <text:p/>
        </draw:polygon>
        <draw:polygon draw:style-name="gr1" draw:text-style-name="P1" draw:layer="layout" svg:width="3.802cm" svg:height="0.407cm" svg:x="12.397cm" svg:y="17.752cm" svg:viewBox="0 0 3803 408" draw:points="0,408 3803,408 3803,0 0,0">
          <text:p/>
        </draw:polygon>
        <draw:frame draw:style-name="gr2" draw:text-style-name="P3" draw:layer="layout" svg:width="0.35cm" svg:height="0.395cm" svg:x="9.506cm" svg:y="19.38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718cm" svg:height="3.849cm" svg:x="16.301cm" svg:y="16.033cm" svg:viewBox="0 0 2719 3850" draw:points="0,3850 2719,3850 2719,0 0,0">
          <text:p/>
        </draw:polygon>
        <draw:polygon draw:style-name="gr1" draw:text-style-name="P1" draw:layer="layout" svg:width="2.532cm" svg:height="0.407cm" svg:x="16.394cm" svg:y="17.752cm" svg:viewBox="0 0 2533 408" draw:points="0,408 2533,408 2533,0 0,0">
          <text:p/>
        </draw:polygon>
        <draw:frame draw:style-name="gr2" draw:text-style-name="P3" draw:layer="layout" svg:width="2.047cm" svg:height="0.395cm" svg:x="13.337cm" svg:y="17.757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16.033cm" svg:viewBox="0 0 9 98" draw:points="0,98 9,98 9,0 0,0">
          <text:p/>
        </draw:polygon>
        <draw:polygon draw:style-name="gr3" draw:text-style-name="P4" draw:layer="layout" svg:width="4.704cm" svg:height="0.008cm" svg:x="2.006cm" svg:y="16.033cm" svg:viewBox="0 0 4705 9" draw:points="0,9 4705,9 4705,0 0,0">
          <text:p/>
        </draw:polygon>
        <draw:polygon draw:style-name="gr1" draw:text-style-name="P1" draw:layer="layout" svg:width="4.704cm" svg:height="0.089cm" svg:x="2.006cm" svg:y="16.041cm" svg:viewBox="0 0 4705 90" draw:points="0,90 4705,90 4705,0 0,0">
          <text:p/>
        </draw:polygon>
        <draw:polygon draw:style-name="gr3" draw:text-style-name="P4" draw:layer="layout" svg:width="0.009cm" svg:height="0.097cm" svg:x="6.71cm" svg:y="16.033cm" svg:viewBox="0 0 10 98" draw:points="0,98 10,98 10,0 0,0">
          <text:p/>
        </draw:polygon>
        <draw:polygon draw:style-name="gr3" draw:text-style-name="P4" draw:layer="layout" svg:width="5.577cm" svg:height="0.008cm" svg:x="6.719cm" svg:y="16.033cm" svg:viewBox="0 0 5578 9" draw:points="0,9 5578,9 5578,0 0,0">
          <text:p/>
        </draw:polygon>
        <draw:polygon draw:style-name="gr1" draw:text-style-name="P1" draw:layer="layout" svg:width="5.577cm" svg:height="0.089cm" svg:x="6.719cm" svg:y="16.041cm" svg:viewBox="0 0 5578 90" draw:points="0,90 5578,90 5578,0 0,0">
          <text:p/>
        </draw:polygon>
        <draw:polygon draw:style-name="gr3" draw:text-style-name="P4" draw:layer="layout" svg:width="0.008cm" svg:height="0.097cm" svg:x="12.296cm" svg:y="16.033cm" svg:viewBox="0 0 9 98" draw:points="0,98 9,98 9,0 0,0">
          <text:p/>
        </draw:polygon>
        <draw:polygon draw:style-name="gr3" draw:text-style-name="P4" draw:layer="layout" svg:width="3.984cm" svg:height="0.008cm" svg:x="12.304cm" svg:y="16.033cm" svg:viewBox="0 0 3985 9" draw:points="0,9 3985,9 3985,0 0,0">
          <text:p/>
        </draw:polygon>
        <draw:polygon draw:style-name="gr1" draw:text-style-name="P1" draw:layer="layout" svg:width="3.984cm" svg:height="0.089cm" svg:x="12.304cm" svg:y="16.041cm" svg:viewBox="0 0 3985 90" draw:points="0,90 3985,90 3985,0 0,0">
          <text:p/>
        </draw:polygon>
        <draw:polygon draw:style-name="gr3" draw:text-style-name="P4" draw:layer="layout" svg:width="0.008cm" svg:height="0.097cm" svg:x="16.289cm" svg:y="16.033cm" svg:viewBox="0 0 9 98" draw:points="0,98 9,98 9,0 0,0">
          <text:p/>
        </draw:polygon>
        <draw:polygon draw:style-name="gr3" draw:text-style-name="P4" draw:layer="layout" svg:width="2.718cm" svg:height="0.008cm" svg:x="16.297cm" svg:y="16.033cm" svg:viewBox="0 0 2719 9" draw:points="0,9 2719,9 2719,0 0,0">
          <text:p/>
        </draw:polygon>
        <draw:polygon draw:style-name="gr1" draw:text-style-name="P1" draw:layer="layout" svg:width="2.718cm" svg:height="0.089cm" svg:x="16.297cm" svg:y="16.041cm" svg:viewBox="0 0 2719 90" draw:points="0,90 2719,90 2719,0 0,0">
          <text:p/>
        </draw:polygon>
        <draw:polygon draw:style-name="gr3" draw:text-style-name="P4" draw:layer="layout" svg:width="0.008cm" svg:height="0.097cm" svg:x="19.015cm" svg:y="16.033cm" svg:viewBox="0 0 9 98" draw:points="0,98 9,98 9,0 0,0">
          <text:p/>
        </draw:polygon>
        <draw:polygon draw:style-name="gr1" draw:text-style-name="P1" draw:layer="layout" svg:width="4.712cm" svg:height="0.098cm" svg:x="2.002cm" svg:y="19.784cm" svg:viewBox="0 0 4713 99" draw:points="0,99 4713,99 4713,0 0,0">
          <text:p/>
        </draw:polygon>
        <draw:polygon draw:style-name="gr3" draw:text-style-name="P4" draw:layer="layout" svg:width="0.008cm" svg:height="3.752cm" svg:x="1.998cm" svg:y="16.13cm" svg:viewBox="0 0 9 3753" draw:points="0,3753 9,3753 9,0 0,0">
          <text:p/>
        </draw:polygon>
        <draw:polygon draw:style-name="gr1" draw:text-style-name="P1" draw:layer="layout" svg:width="5.586cm" svg:height="0.098cm" svg:x="6.714cm" svg:y="19.784cm" svg:viewBox="0 0 5587 99" draw:points="0,99 5587,99 5587,0 0,0">
          <text:p/>
        </draw:polygon>
        <draw:polygon draw:style-name="gr3" draw:text-style-name="P4" draw:layer="layout" svg:width="0.009cm" svg:height="3.752cm" svg:x="6.71cm" svg:y="16.13cm" svg:viewBox="0 0 10 3753" draw:points="0,3753 10,3753 10,0 0,0">
          <text:p/>
        </draw:polygon>
        <draw:polygon draw:style-name="gr1" draw:text-style-name="P1" draw:layer="layout" svg:width="3.993cm" svg:height="0.098cm" svg:x="12.3cm" svg:y="19.784cm" svg:viewBox="0 0 3994 99" draw:points="0,99 3994,99 3994,0 0,0">
          <text:p/>
        </draw:polygon>
        <draw:polygon draw:style-name="gr3" draw:text-style-name="P4" draw:layer="layout" svg:width="0.008cm" svg:height="3.752cm" svg:x="12.296cm" svg:y="16.13cm" svg:viewBox="0 0 9 3753" draw:points="0,3753 9,3753 9,0 0,0">
          <text:p/>
        </draw:polygon>
        <draw:polygon draw:style-name="gr1" draw:text-style-name="P1" draw:layer="layout" svg:width="2.726cm" svg:height="0.098cm" svg:x="16.293cm" svg:y="19.784cm" svg:viewBox="0 0 2727 99" draw:points="0,99 2727,99 2727,0 0,0">
          <text:p/>
        </draw:polygon>
        <draw:polygon draw:style-name="gr3" draw:text-style-name="P4" draw:layer="layout" svg:width="0.008cm" svg:height="3.752cm" svg:x="16.289cm" svg:y="16.13cm" svg:viewBox="0 0 9 3753" draw:points="0,3753 9,3753 9,0 0,0">
          <text:p/>
        </draw:polygon>
        <draw:polygon draw:style-name="gr3" draw:text-style-name="P4" draw:layer="layout" svg:width="0.008cm" svg:height="3.752cm" svg:x="19.015cm" svg:y="16.13cm" svg:viewBox="0 0 9 3753" draw:points="0,3753 9,3753 9,0 0,0">
          <text:p/>
        </draw:polygon>
        <draw:polygon draw:style-name="gr1" draw:text-style-name="P1" draw:layer="layout" svg:width="4.704cm" svg:height="1.821cm" svg:x="2.01cm" svg:y="19.877cm" svg:viewBox="0 0 4705 1822" draw:points="0,1822 4705,1822 4705,0 0,0">
          <text:p/>
        </draw:polygon>
        <draw:polygon draw:style-name="gr1" draw:text-style-name="P1" draw:layer="layout" svg:width="4.514cm" svg:height="0.407cm" svg:x="2.103cm" svg:y="20.584cm" svg:viewBox="0 0 4515 408" draw:points="0,408 4515,408 4515,0 0,0">
          <text:p/>
        </draw:polygon>
        <draw:frame draw:style-name="gr2" draw:text-style-name="P3" draw:layer="layout" svg:width="0.76cm" svg:height="0.395cm" svg:x="17.322cm" svg:y="17.757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581cm" svg:height="1.821cm" svg:x="6.719cm" svg:y="19.877cm" svg:viewBox="0 0 5582 1822" draw:points="0,1822 5582,1822 5582,0 0,0">
          <text:p/>
        </draw:polygon>
        <draw:polygon draw:style-name="gr1" draw:text-style-name="P1" draw:layer="layout" svg:width="5.39cm" svg:height="0.406cm" svg:x="6.812cm" svg:y="19.975cm" svg:viewBox="0 0 5391 407" draw:points="0,407 5391,407 5391,0 0,0">
          <text:p/>
        </draw:polygon>
        <draw:frame draw:style-name="gr2" draw:text-style-name="P3" draw:layer="layout" svg:width="3.761cm" svg:height="0.395cm" svg:x="2.558cm" svg:y="20.589cm">
          <draw:text-box>
            <text:p text:style-name="P2"><text:span text:style-name="T1">2016/03/18 – FREITAG </text:span></text:p>
          </draw:text-box>
        </draw:frame>
        <draw:polygon draw:style-name="gr1" draw:text-style-name="P1" draw:layer="layout" svg:width="5.39cm" svg:height="0.407cm" svg:x="6.812cm" svg:y="20.381cm" svg:viewBox="0 0 5391 408" draw:points="0,408 5391,408 5391,0 0,0">
          <text:p/>
        </draw:polygon>
        <draw:frame draw:style-name="gr2" draw:text-style-name="P3" draw:layer="layout" svg:width="0.35cm" svg:height="0.395cm" svg:x="9.506cm" svg:y="19.979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39cm" svg:height="0.406cm" svg:x="6.812cm" svg:y="20.788cm" svg:viewBox="0 0 5391 407" draw:points="0,407 5391,407 5391,0 0,0">
          <text:p/>
        </draw:polygon>
        <draw:frame draw:style-name="gr2" draw:text-style-name="P3" draw:layer="layout" svg:width="3.969cm" svg:height="0.395cm" svg:x="7.605cm" svg:y="20.385cm">
          <draw:text-box>
            <text:p text:style-name="P2"><text:span text:style-name="T3">- Vorlage Arbeitsverträge </text:span></text:p>
          </draw:text-box>
        </draw:frame>
        <draw:polygon draw:style-name="gr1" draw:text-style-name="P1" draw:layer="layout" svg:width="5.39cm" svg:height="0.406cm" svg:x="6.812cm" svg:y="21.194cm" svg:viewBox="0 0 5391 407" draw:points="0,407 5391,407 5391,0 0,0">
          <text:p/>
        </draw:polygon>
        <draw:frame draw:style-name="gr2" draw:text-style-name="P3" draw:layer="layout" svg:width="4.587cm" svg:height="0.395cm" svg:x="7.296cm" svg:y="20.792cm">
          <draw:text-box>
            <text:p text:style-name="P2"><text:span text:style-name="T3">- Wöchentliche Besprechung </text:span></text:p>
          </draw:text-box>
        </draw:frame>
        <draw:polygon draw:style-name="gr1" draw:text-style-name="P1" draw:layer="layout" svg:width="3.993cm" svg:height="1.821cm" svg:x="12.304cm" svg:y="19.877cm" svg:viewBox="0 0 3994 1822" draw:points="0,1822 3994,1822 3994,0 0,0">
          <text:p/>
        </draw:polygon>
        <draw:polygon draw:style-name="gr1" draw:text-style-name="P1" draw:layer="layout" svg:width="3.802cm" svg:height="0.407cm" svg:x="12.397cm" svg:y="20.584cm" svg:viewBox="0 0 3803 408" draw:points="0,408 3803,408 3803,0 0,0">
          <text:p/>
        </draw:polygon>
        <draw:frame draw:style-name="gr2" draw:text-style-name="P3" draw:layer="layout" svg:width="0.35cm" svg:height="0.395cm" svg:x="9.506cm" svg:y="21.19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718cm" svg:height="1.821cm" svg:x="16.301cm" svg:y="19.877cm" svg:viewBox="0 0 2719 1822" draw:points="0,1822 2719,1822 2719,0 0,0">
          <text:p/>
        </draw:polygon>
        <draw:polygon draw:style-name="gr1" draw:text-style-name="P1" draw:layer="layout" svg:width="2.532cm" svg:height="0.407cm" svg:x="16.394cm" svg:y="20.584cm" svg:viewBox="0 0 2533 408" draw:points="0,408 2533,408 2533,0 0,0">
          <text:p/>
        </draw:polygon>
        <draw:frame draw:style-name="gr2" draw:text-style-name="P3" draw:layer="layout" svg:width="2.047cm" svg:height="0.395cm" svg:x="13.337cm" svg:y="20.589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19.882cm" svg:viewBox="0 0 9 98" draw:points="0,98 9,98 9,0 0,0">
          <text:p/>
        </draw:polygon>
        <draw:polygon draw:style-name="gr3" draw:text-style-name="P4" draw:layer="layout" svg:width="4.704cm" svg:height="0.008cm" svg:x="2.006cm" svg:y="19.882cm" svg:viewBox="0 0 4705 9" draw:points="0,9 4705,9 4705,0 0,0">
          <text:p/>
        </draw:polygon>
        <draw:polygon draw:style-name="gr1" draw:text-style-name="P1" draw:layer="layout" svg:width="4.704cm" svg:height="0.089cm" svg:x="2.006cm" svg:y="19.89cm" svg:viewBox="0 0 4705 90" draw:points="0,90 4705,90 4705,0 0,0">
          <text:p/>
        </draw:polygon>
        <draw:polygon draw:style-name="gr3" draw:text-style-name="P4" draw:layer="layout" svg:width="0.009cm" svg:height="0.097cm" svg:x="6.71cm" svg:y="19.882cm" svg:viewBox="0 0 10 98" draw:points="0,98 10,98 10,0 0,0">
          <text:p/>
        </draw:polygon>
        <draw:polygon draw:style-name="gr3" draw:text-style-name="P4" draw:layer="layout" svg:width="5.577cm" svg:height="0.008cm" svg:x="6.719cm" svg:y="19.882cm" svg:viewBox="0 0 5578 9" draw:points="0,9 5578,9 5578,0 0,0">
          <text:p/>
        </draw:polygon>
        <draw:polygon draw:style-name="gr1" draw:text-style-name="P1" draw:layer="layout" svg:width="5.577cm" svg:height="0.089cm" svg:x="6.719cm" svg:y="19.89cm" svg:viewBox="0 0 5578 90" draw:points="0,90 5578,90 5578,0 0,0">
          <text:p/>
        </draw:polygon>
        <draw:polygon draw:style-name="gr3" draw:text-style-name="P4" draw:layer="layout" svg:width="0.008cm" svg:height="0.097cm" svg:x="12.296cm" svg:y="19.882cm" svg:viewBox="0 0 9 98" draw:points="0,98 9,98 9,0 0,0">
          <text:p/>
        </draw:polygon>
        <draw:polygon draw:style-name="gr3" draw:text-style-name="P4" draw:layer="layout" svg:width="3.984cm" svg:height="0.008cm" svg:x="12.304cm" svg:y="19.882cm" svg:viewBox="0 0 3985 9" draw:points="0,9 3985,9 3985,0 0,0">
          <text:p/>
        </draw:polygon>
        <draw:polygon draw:style-name="gr1" draw:text-style-name="P1" draw:layer="layout" svg:width="3.984cm" svg:height="0.089cm" svg:x="12.304cm" svg:y="19.89cm" svg:viewBox="0 0 3985 90" draw:points="0,90 3985,90 3985,0 0,0">
          <text:p/>
        </draw:polygon>
        <draw:polygon draw:style-name="gr3" draw:text-style-name="P4" draw:layer="layout" svg:width="0.008cm" svg:height="0.097cm" svg:x="16.289cm" svg:y="19.882cm" svg:viewBox="0 0 9 98" draw:points="0,98 9,98 9,0 0,0">
          <text:p/>
        </draw:polygon>
        <draw:polygon draw:style-name="gr3" draw:text-style-name="P4" draw:layer="layout" svg:width="2.718cm" svg:height="0.008cm" svg:x="16.297cm" svg:y="19.882cm" svg:viewBox="0 0 2719 9" draw:points="0,9 2719,9 2719,0 0,0">
          <text:p/>
        </draw:polygon>
        <draw:polygon draw:style-name="gr1" draw:text-style-name="P1" draw:layer="layout" svg:width="2.718cm" svg:height="0.089cm" svg:x="16.297cm" svg:y="19.89cm" svg:viewBox="0 0 2719 90" draw:points="0,90 2719,90 2719,0 0,0">
          <text:p/>
        </draw:polygon>
        <draw:polygon draw:style-name="gr3" draw:text-style-name="P4" draw:layer="layout" svg:width="0.008cm" svg:height="0.097cm" svg:x="19.015cm" svg:y="19.882cm" svg:viewBox="0 0 9 98" draw:points="0,98 9,98 9,0 0,0">
          <text:p/>
        </draw:polygon>
        <draw:polygon draw:style-name="gr1" draw:text-style-name="P1" draw:layer="layout" svg:width="4.712cm" svg:height="0.098cm" svg:x="2.002cm" svg:y="21.6cm" svg:viewBox="0 0 4713 99" draw:points="0,99 4713,99 4713,0 0,0">
          <text:p/>
        </draw:polygon>
        <draw:polygon draw:style-name="gr3" draw:text-style-name="P4" draw:layer="layout" svg:width="0.008cm" svg:height="1.719cm" svg:x="1.998cm" svg:y="19.979cm" svg:viewBox="0 0 9 1720" draw:points="0,1720 9,1720 9,0 0,0">
          <text:p/>
        </draw:polygon>
        <draw:polygon draw:style-name="gr3" draw:text-style-name="P4" draw:layer="layout" svg:width="0.008cm" svg:height="0.008cm" svg:x="1.998cm" svg:y="21.698cm" svg:viewBox="0 0 9 9" draw:points="0,9 9,9 9,0 0,0">
          <text:p/>
        </draw:polygon>
        <draw:polygon draw:style-name="gr3" draw:text-style-name="P4" draw:layer="layout" svg:width="0.008cm" svg:height="0.008cm" svg:x="1.998cm" svg:y="21.698cm" svg:viewBox="0 0 9 9" draw:points="0,9 9,9 9,0 0,0">
          <text:p/>
        </draw:polygon>
        <draw:polygon draw:style-name="gr3" draw:text-style-name="P4" draw:layer="layout" svg:width="4.704cm" svg:height="0.008cm" svg:x="2.006cm" svg:y="21.698cm" svg:viewBox="0 0 4705 9" draw:points="0,9 4705,9 4705,0 0,0">
          <text:p/>
        </draw:polygon>
        <draw:polygon draw:style-name="gr1" draw:text-style-name="P1" draw:layer="layout" svg:width="5.586cm" svg:height="0.098cm" svg:x="6.714cm" svg:y="21.6cm" svg:viewBox="0 0 5587 99" draw:points="0,99 5587,99 5587,0 0,0">
          <text:p/>
        </draw:polygon>
        <draw:polygon draw:style-name="gr3" draw:text-style-name="P4" draw:layer="layout" svg:width="0.009cm" svg:height="1.719cm" svg:x="6.71cm" svg:y="19.979cm" svg:viewBox="0 0 10 1720" draw:points="0,1720 10,1720 10,0 0,0">
          <text:p/>
        </draw:polygon>
        <draw:polygon draw:style-name="gr3" draw:text-style-name="P4" draw:layer="layout" svg:width="0.009cm" svg:height="0.008cm" svg:x="6.71cm" svg:y="21.698cm" svg:viewBox="0 0 10 9" draw:points="0,9 10,9 10,0 0,0">
          <text:p/>
        </draw:polygon>
        <draw:polygon draw:style-name="gr3" draw:text-style-name="P4" draw:layer="layout" svg:width="5.577cm" svg:height="0.008cm" svg:x="6.719cm" svg:y="21.698cm" svg:viewBox="0 0 5578 9" draw:points="0,9 5578,9 5578,0 0,0">
          <text:p/>
        </draw:polygon>
        <draw:polygon draw:style-name="gr1" draw:text-style-name="P1" draw:layer="layout" svg:width="3.993cm" svg:height="0.098cm" svg:x="12.3cm" svg:y="21.6cm" svg:viewBox="0 0 3994 99" draw:points="0,99 3994,99 3994,0 0,0">
          <text:p/>
        </draw:polygon>
        <draw:polygon draw:style-name="gr3" draw:text-style-name="P4" draw:layer="layout" svg:width="0.008cm" svg:height="1.719cm" svg:x="12.296cm" svg:y="19.979cm" svg:viewBox="0 0 9 1720" draw:points="0,1720 9,1720 9,0 0,0">
          <text:p/>
        </draw:polygon>
        <draw:polygon draw:style-name="gr3" draw:text-style-name="P4" draw:layer="layout" svg:width="0.008cm" svg:height="0.008cm" svg:x="12.296cm" svg:y="21.698cm" svg:viewBox="0 0 9 9" draw:points="0,9 9,9 9,0 0,0">
          <text:p/>
        </draw:polygon>
        <draw:polygon draw:style-name="gr3" draw:text-style-name="P4" draw:layer="layout" svg:width="3.984cm" svg:height="0.008cm" svg:x="12.304cm" svg:y="21.698cm" svg:viewBox="0 0 3985 9" draw:points="0,9 3985,9 3985,0 0,0">
          <text:p/>
        </draw:polygon>
        <draw:polygon draw:style-name="gr1" draw:text-style-name="P1" draw:layer="layout" svg:width="2.726cm" svg:height="0.098cm" svg:x="16.293cm" svg:y="21.6cm" svg:viewBox="0 0 2727 99" draw:points="0,99 2727,99 2727,0 0,0">
          <text:p/>
        </draw:polygon>
        <draw:polygon draw:style-name="gr3" draw:text-style-name="P4" draw:layer="layout" svg:width="0.008cm" svg:height="1.719cm" svg:x="16.289cm" svg:y="19.979cm" svg:viewBox="0 0 9 1720" draw:points="0,1720 9,1720 9,0 0,0">
          <text:p/>
        </draw:polygon>
        <draw:polygon draw:style-name="gr3" draw:text-style-name="P4" draw:layer="layout" svg:width="0.008cm" svg:height="0.008cm" svg:x="16.289cm" svg:y="21.698cm" svg:viewBox="0 0 9 9" draw:points="0,9 9,9 9,0 0,0">
          <text:p/>
        </draw:polygon>
        <draw:polygon draw:style-name="gr3" draw:text-style-name="P4" draw:layer="layout" svg:width="2.718cm" svg:height="0.008cm" svg:x="16.297cm" svg:y="21.698cm" svg:viewBox="0 0 2719 9" draw:points="0,9 2719,9 2719,0 0,0">
          <text:p/>
        </draw:polygon>
        <draw:polygon draw:style-name="gr3" draw:text-style-name="P4" draw:layer="layout" svg:width="0.008cm" svg:height="1.719cm" svg:x="19.015cm" svg:y="19.979cm" svg:viewBox="0 0 9 1720" draw:points="0,1720 9,1720 9,0 0,0">
          <text:p/>
        </draw:polygon>
        <draw:polygon draw:style-name="gr3" draw:text-style-name="P4" draw:layer="layout" svg:width="0.008cm" svg:height="0.008cm" svg:x="19.015cm" svg:y="21.698cm" svg:viewBox="0 0 9 9" draw:points="0,9 9,9 9,0 0,0">
          <text:p/>
        </draw:polygon>
        <draw:polygon draw:style-name="gr3" draw:text-style-name="P4" draw:layer="layout" svg:width="0.008cm" svg:height="0.008cm" svg:x="19.015cm" svg:y="21.698cm" svg:viewBox="0 0 9 9" draw:points="0,9 9,9 9,0 0,0">
          <text:p/>
        </draw:polygon>
        <draw:frame draw:style-name="gr2" draw:text-style-name="P3" draw:layer="layout" svg:width="0.76cm" svg:height="0.395cm" svg:x="17.322cm" svg:y="20.589cm">
          <draw:text-box>
            <text:p text:style-name="P2"><text:span text:style-name="T3">BVA </text:span></text:p>
          </draw:text-box>
        </draw:frame>
        <draw:frame draw:style-name="gr4" draw:text-style-name="P5" draw:layer="layout" svg:width="0.388cm" svg:height="0.433cm" svg:x="1.998cm" svg:y="21.714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 Mono1" svg:font-family="'DejaVu Sans Mono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71"/>
    <meta:generator>LibreOffice/5.2.3.3$Linux_X86_64 LibreOffice_project/20m0$Build-3</meta:generator>
  </office:meta>
</office:document-meta>
</file>